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BankGothic Md BT" svg:font-family="'BankGothic Md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style:text-autospace="none"/>
      <style:text-properties fo:font-size="16pt" style:font-size-asian="16pt" style:font-size-complex="16pt"/>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text-properties fo:font-size="12pt" fo:font-style="italic" style:font-size-asian="12pt" style:font-style-asian="italic" style:font-size-complex="12pt" style:font-style-complex="italic"/>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style:text-autospace="none"/>
    </style:style>
    <style:style style:name="P9" style:family="paragraph" style:parent-style-name="Standard">
      <style:text-properties fo:font-size="20pt" style:font-size-asian="20pt" style:font-size-complex="20pt"/>
    </style:style>
    <style:style style:name="P10" style:family="paragraph" style:parent-style-name="Standard">
      <style:text-properties style:use-window-font-color="true" style:font-name="BankGothic Md BT" fo:font-size="9.5pt" style:font-name-asian="BankGothic Md BT" style:font-size-asian="9.5pt" style:font-name-complex="BankGothic Md BT" style:font-size-complex="9.5pt"/>
    </style:style>
    <style:style style:name="P11" style:family="paragraph" style:parent-style-name="Standard">
      <style:paragraph-properties style:text-autospace="none"/>
      <style:text-properties style:use-window-font-color="true" style:font-name="BankGothic Md BT" fo:font-size="9.5pt" style:font-name-asian="BankGothic Md BT" style:font-size-asian="9.5pt" style:font-name-complex="BankGothic Md BT" style:font-size-complex="9.5pt"/>
    </style:style>
    <style:style style:name="P12" style:family="paragraph" style:parent-style-name="Standard">
      <style:text-properties style:use-window-font-color="true" style:font-name="BankGothic Md BT" fo:font-size="9.5pt" fo:font-style="normal" style:text-underline-style="none" fo:font-weight="bold" style:font-name-asian="BankGothic Md BT" style:font-size-asian="9.5pt" style:font-style-asian="normal" style:font-weight-asian="bold" style:font-name-complex="BankGothic Md BT" style:font-size-complex="9.5pt" style:font-style-complex="normal" style:font-weight-complex="bold"/>
    </style:style>
    <style:style style:name="P13" style:family="paragraph" style:parent-style-name="Standard">
      <style:paragraph-properties style:text-autospace="none"/>
      <style:text-properties style:use-window-font-color="true" style:font-name="BankGothic Md BT" fo:font-size="9.5pt" fo:font-style="normal" style:text-underline-style="none" fo:font-weight="bold" style:font-name-asian="BankGothic Md BT" style:font-size-asian="9.5pt" style:font-style-asian="normal" style:font-weight-asian="bold" style:font-name-complex="BankGothic Md BT" style:font-size-complex="9.5pt" style:font-style-complex="normal" style:font-weight-complex="bold"/>
    </style:style>
    <style:style style:name="P14" style:family="paragraph" style:parent-style-name="Standard">
      <style:text-properties fo:font-style="normal" style:text-underline-style="none" fo:font-weight="bold" style:font-style-asian="normal" style:font-weight-asian="bold" style:font-style-complex="normal" style:font-weight-complex="bold"/>
    </style:style>
    <style:style style:name="P15" style:family="paragraph" style:parent-style-name="Standard">
      <style:paragraph-properties style:text-autospace="none"/>
      <style:text-properties fo:color="#0000ff" style:font-name="BankGothic Md BT" fo:font-size="9.5pt" style:font-name-asian="BankGothic Md BT" style:font-size-asian="9.5pt" style:font-name-complex="BankGothic Md BT" style:font-size-complex="9.5pt"/>
    </style:style>
    <style:style style:name="P16" style:family="paragraph" style:parent-style-name="Standard">
      <style:text-properties fo:color="#0000ff" style:font-name="BankGothic Md BT" fo:font-size="9.5pt" fo:font-style="normal" style:text-underline-style="none" fo:font-weight="bold" style:font-name-asian="BankGothic Md BT" style:font-size-asian="9.5pt" style:font-style-asian="normal" style:font-weight-asian="bold" style:font-name-complex="BankGothic Md BT" style:font-size-complex="9.5pt" style:font-style-complex="normal" style:font-weight-complex="bold"/>
    </style:style>
    <style:style style:name="P17" style:family="paragraph" style:parent-style-name="Standard">
      <style:paragraph-properties fo:break-before="page"/>
      <style:text-properties fo:font-size="12pt" style:font-size-asian="12pt" style:font-size-complex="12pt"/>
    </style:style>
    <style:style style:name="P18" style:family="paragraph" style:parent-style-name="Standard">
      <style:paragraph-properties fo:break-before="page"/>
      <style:text-properties fo:font-size="16pt" style:font-size-asian="16pt" style:font-size-complex="16pt"/>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text-properties fo:font-size="16pt" style:font-size-asian="16pt" style:font-size-complex="16pt"/>
    </style:style>
    <style:style style:name="P23" style:family="paragraph" style:parent-style-name="Standard" style:list-style-name="L6">
      <style:text-properties fo:font-size="16pt" style:font-size-asian="16pt" style:font-size-complex="16pt"/>
    </style:style>
    <style:style style:name="P24" style:family="paragraph" style:parent-style-name="Standard" style:list-style-name="L7">
      <style:paragraph-properties fo:text-align="start" style:justify-single-word="false"/>
      <style:text-properties fo:font-size="16pt" style:font-size-asian="16pt" style:font-size-complex="16pt"/>
    </style:style>
    <style:style style:name="P25" style:family="paragraph" style:parent-style-name="Standard" style:list-style-name="L8">
      <style:text-properties fo:font-size="16pt" style:font-size-asian="16pt" style:font-size-complex="16pt"/>
    </style:style>
    <style:style style:name="P26" style:family="paragraph" style:parent-style-name="Standard" style:list-style-name="L12">
      <style:text-properties fo:font-size="16pt" style:font-size-asian="16pt" style:font-size-complex="16pt"/>
    </style:style>
    <style:style style:name="P27" style:family="paragraph" style:parent-style-name="Standard" style:list-style-name="L15">
      <style:text-properties fo:font-size="16pt" style:font-size-asian="16pt" style:font-size-complex="16pt"/>
    </style:style>
    <style:style style:name="P28" style:family="paragraph" style:parent-style-name="Standard" style:list-style-name="L16">
      <style:text-properties fo:font-size="16pt" style:font-size-asian="16pt" style:font-size-complex="16pt"/>
    </style:style>
    <style:style style:name="P29" style:family="paragraph" style:parent-style-name="Standard" style:list-style-name="L5"/>
    <style:style style:name="P30" style:family="paragraph" style:parent-style-name="Standard" style:list-style-name="L5">
      <style:text-properties fo:font-weight="bold" style:font-weight-asian="bold" style:font-weight-complex="bold"/>
    </style:style>
    <style:style style:name="P31" style:family="paragraph" style:parent-style-name="Standard" style:list-style-name="L5">
      <style:text-properties fo:font-size="12pt" style:font-size-asian="12pt" style:font-size-complex="12pt"/>
    </style:style>
    <style:style style:name="P32" style:family="paragraph" style:parent-style-name="Standard" style:list-style-name="L7">
      <style:paragraph-properties fo:text-align="start" style:justify-single-word="false"/>
      <style:text-properties fo:font-size="12pt" style:font-size-asian="12pt" style:font-size-complex="12pt"/>
    </style:style>
    <style:style style:name="P33" style:family="paragraph" style:parent-style-name="Standard" style:list-style-name="L9">
      <style:paragraph-properties fo:text-align="start" style:justify-single-word="false"/>
      <style:text-properties fo:font-size="12pt" style:font-size-asian="12pt" style:font-size-complex="12pt"/>
    </style:style>
    <style:style style:name="P34" style:family="paragraph" style:parent-style-name="Standard" style:list-style-name="L12">
      <style:text-properties fo:font-size="12pt" style:font-size-asian="12pt" style:font-size-complex="12pt"/>
    </style:style>
    <style:style style:name="P35" style:family="paragraph" style:parent-style-name="Standard" style:list-style-name="L13">
      <style:text-properties fo:font-size="12pt" style:font-size-asian="12pt" style:font-size-complex="12pt"/>
    </style:style>
    <style:style style:name="P36" style:family="paragraph" style:parent-style-name="Standard" style:list-style-name="L14">
      <style:text-properties fo:font-size="12pt" style:font-size-asian="12pt" style:font-size-complex="12pt"/>
    </style:style>
    <style:style style:name="P37" style:family="paragraph" style:parent-style-name="Standard" style:list-style-name="L5">
      <style:text-properties fo:font-size="12pt" fo:font-weight="bold" style:font-size-asian="12pt" style:font-weight-asian="bold" style:font-size-complex="12pt" style:font-weight-complex="bold"/>
    </style:style>
    <style:style style:name="P38" style:family="paragraph" style:parent-style-name="Standard" style:list-style-name="L12">
      <style:text-properties fo:font-size="12pt" fo:font-weight="bold" style:font-size-asian="12pt" style:font-weight-asian="bold" style:font-size-complex="12pt" style:font-weight-complex="bold"/>
    </style:style>
    <style:style style:name="P39" style:family="paragraph" style:parent-style-name="Standard" style:list-style-name="L5">
      <style:paragraph-properties fo:text-align="start" style:justify-single-word="false"/>
    </style:style>
    <style:style style:name="P40" style:family="paragraph" style:parent-style-name="Standard" style:list-style-name="L9">
      <style:paragraph-properties fo:text-align="start" style:justify-single-word="false"/>
    </style:style>
    <style:style style:name="P41" style:family="paragraph" style:parent-style-name="Standard" style:list-style-name="L5">
      <style:paragraph-properties fo:text-align="start" style:justify-single-word="false"/>
      <style:text-properties fo:font-style="normal" fo:font-weight="bold" style:font-style-asian="normal" style:font-weight-asian="bold" style:font-style-complex="normal" style:font-weight-complex="bold"/>
    </style:style>
    <style:style style:name="P42" style:family="paragraph" style:parent-style-name="Standard" style:list-style-name="L6"/>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2"/>
    <style:style style:name="P46" style:family="paragraph" style:parent-style-name="Standard" style:list-style-name="L8">
      <style:paragraph-properties fo:break-before="pag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fo:color="#0000ff" style:font-name="BankGothic Md BT" fo:font-size="9.5pt" style:font-name-asian="BankGothic Md BT" style:font-size-asian="9.5pt" style:font-name-complex="BankGothic Md BT" style:font-size-complex="9.5pt"/>
    </style:style>
    <style:style style:name="T3" style:family="text">
      <style:text-properties style:use-window-font-color="true" style:font-name="BankGothic Md BT" fo:font-size="9.5pt" style:font-name-asian="BankGothic Md BT" style:font-size-asian="9.5pt" style:font-name-complex="BankGothic Md BT" style:font-size-complex="9.5pt"/>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BankGothic Md BT" fo:font-size="9.5pt" style:font-name-asian="BankGothic Md BT" style:font-size-asian="9.5pt" style:font-name-complex="BankGothic Md BT" style:font-size-complex="9.5pt"/>
    </style:style>
    <style:style style:name="T9" style:family="text">
      <style:text-properties fo:color="#2b91af" style:font-name="BankGothic Md BT" fo:font-size="9.5pt" style:font-name-asian="BankGothic Md BT" style:font-size-asian="9.5pt" style:font-name-complex="BankGothic Md BT" style:font-size-complex="9.5pt"/>
    </style:style>
    <style:style style:name="T10" style:family="text">
      <style:text-properties fo:color="#008000" style:font-name="BankGothic Md BT" fo:font-size="9.5pt" style:font-name-asian="BankGothic Md BT" style:font-size-asian="9.5pt" style:font-name-complex="BankGothic Md BT" style:font-size-complex="9.5pt"/>
    </style:style>
    <style:style style:name="T11" style:family="text">
      <style:text-properties fo:color="#a31515" style:font-name="BankGothic Md BT" fo:font-size="9.5pt" style:font-name-asian="BankGothic Md BT" style:font-size-asian="9.5pt" style:font-name-complex="BankGothic Md BT" style:font-size-complex="9.5pt"/>
    </style:style>
    <style:style style:name="T12" style:family="text">
      <style:text-properties fo:color="#6464b9" style:font-name="BankGothic Md BT" fo:font-size="9.5pt" style:font-name-asian="BankGothic Md BT" style:font-size-asian="9.5pt" style:font-name-complex="BankGothic Md BT" style:font-size-complex="9.5pt"/>
    </style:style>
    <style:style style:name="T13" style:family="text">
      <style:text-properties fo:font-size="13pt" fo:font-style="normal" fo:font-weight="bold" style:font-size-asian="13pt" style:font-style-asian="normal" style:font-weight-asian="bold" style:font-size-complex="13pt" style:font-style-complex="normal" style:font-weight-complex="bold"/>
    </style:style>
    <style:style style:name="T14" style:family="text">
      <style:text-properties fo:font-size="13pt" fo:font-weight="bold" style:font-size-asian="13pt" style:font-weight-asian="bold" style:font-size-complex="13pt" style:font-weight-complex="bold"/>
    </style:style>
    <style:style style:name="T15"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How To Create a Twitter Data Mining App With Text To Speech Functionality.</text:p>
      <text:p text:style-name="Standard"><text:tab/>© 2013 <text:span text:style-name="T1">By GertJan de Leeuw | De Leeuw ICT | e-mail: </text:span><text:a xlink:type="simple" xlink:href="mailto:gertjan@deleeuwict.nl"><text:span text:style-name="T1">gertjan@deleeuwict.nl</text:span></text:a></text:p>
      <text:p text:style-name="Standard"/>
      <text:p text:style-name="Standard">This tutorial explains the following actions:</text:p>
      <text:p text:style-name="Standard"/>
      <text:list xml:id="list1994573145816350167" text:style-name="L1">
        <text:list-item>
          <text:p text:style-name="P19">How to create a TriniDAT App from scratch with Visual Basic.NET.</text:p>
        </text:list-item>
        <text:list-item>
          <text:p text:style-name="P19">How to map HTTP URLs to pure .NET code.</text:p>
        </text:list-item>
        <text:list-item>
          <text:p text:style-name="P19">How to send object messages to other mapping point classes.</text:p>
        </text:list-item>
        <text:list-item>
          <text:p text:style-name="P19">How to manufacture &amp; install TriniDAT apps.</text:p>
          <text:p text:style-name="P19"/>
        </text:list-item>
      </text:list>
      <text:p text:style-name="Standard">This demo demonstrates how to create a TriniDAT application that does the following: </text:p>
      <text:p text:style-name="Standard"/>
      <text:list xml:id="list30342196013476779" text:style-name="L2">
        <text:list-item>
          <text:list>
            <text:list-item>
              <text:list>
                <text:list-item>
                  <text:p text:style-name="P20">Display a live tweet based on a keyword search</text:p>
                </text:list-item>
                <text:list-item>
                  <text:p text:style-name="P20">Speak a tweet with the .NET text-to-speech engine.</text:p>
                </text:list-item>
              </text:list>
            </text:list-item>
          </text:list>
        </text:list-item>
      </text:list>
      <text:list xml:id="list4438342443610363341" text:style-name="L3">
        <text:list-item>
          <text:list>
            <text:list-item>
              <text:list>
                <text:list-item>
                  <text:list>
                    <text:list-item>
                      <text:list>
                        <text:list-header>
                          <text:p text:style-name="P21"/>
                        </text:list-header>
                      </text:list>
                    </text:list-item>
                  </text:list>
                </text:list-item>
              </text:list>
            </text:list-item>
          </text:list>
        </text:list-item>
      </text:list>
      <text:p text:style-name="P4"/>
      <text:p text:style-name="P4">Note: This example code was constructed using Microsoft Visual Basic 2010 Express.</text:p>
      <text:p text:style-name="P1"/>
      <text:p text:style-name="P1">Basic Requirements:</text:p>
      <text:p text:style-name="P1"/>
      <text:p text:style-name="P1">TriniDAT Data Application Server</text:p>
      <text:p text:style-name="P1">Microsoft Visual Studio 10 | http://www.microsoft.com/visualstudio/eng#products/visual-studio-2010-express</text:p>
      <text:p text:style-name="P1"/>
      <text:p text:style-name="P1"/>
      <text:list xml:id="list5902362034520006982" text:style-name="L4">
        <text:list-item>
          <text:p text:style-name="P22">Preparing your VB.NET project.</text:p>
        </text:list-item>
      </text:list>
      <text:p text:style-name="Standard"/>
      <text:list xml:id="list1348044747725264601" text:style-name="L5">
        <text:list-header>
          <text:p text:style-name="P30">1.1 Creating a TriniDAT Mapping Point Project in Visual Basic.NET </text:p>
        </text:list-header>
        <text:list-item>
          <text:p text:style-name="P29">Start your VB.NET environment</text:p>
        </text:list-item>
        <text:list-item>
          <text:p text:style-name="P29">Click File –&gt; New Project → Class Library.</text:p>
        </text:list-item>
        <text:list-item>
          <text:p text:style-name="P29">Create a new project named 'JTwitterDemo'.</text:p>
        </text:list-item>
        <text:list-item>
          <text:p text:style-name="P29">Click OK to create the project.</text:p>
        </text:list-item>
        <text:list-item>
          <text:p text:style-name="P29">Now we need to configure the project to compile as a TriniDAT webservice.</text:p>
        </text:list-item>
        <text:list-item>
          <text:p text:style-name="P29">In VB.NET , click on menu Project → JTwitterDemo Properties...</text:p>
        </text:list-item>
        <text:list-item>
          <text:p text:style-name="P29">Click on the 'References' tab.</text:p>
        </text:list-item>
        <text:list-item>
          <text:p text:style-name="P29">Click on the 'Add..' button.</text:p>
        </text:list-item>
        <text:list-item>
          <text:p text:style-name="P29">We'll need to add 2 references to make this work. One reference for coding a TriniDAT mapping point, anotherr for JSON to XML conversion. Browse to the TriniDAT <text:s/>Data Application Server installation folder. Now, select the files TriniDATServerTypes.dll and Newtonsoft.Json.dll. </text:p>
          <text:p text:style-name="P29"/>
          <text:p text:style-name="P30">1.2 Display TriniDAT Mapping Point Sample Code </text:p>
        </text:list-item>
        <text:list-item text:start-value="1">
          <text:p text:style-name="P29">Start TriniDAT Data Application Server.</text:p>
        </text:list-item>
        <text:list-item>
          <text:p text:style-name="P29">In Simon's console window, enter 'codestub'. </text:p>
        </text:list-item>
        <text:list-item>
          <text:p text:style-name="P29">Your text-editor should display the webservice template code file (aka 'mapping point\)</text:p>
        </text:list-item>
        <text:list-item>
          <text:p text:style-name="P29"><text:soft-page-break/>Copy/paste the source in the .NET project's Class1 code window.</text:p>
        </text:list-item>
        <text:list-item>
          <text:p text:style-name="P29">Verify that .NET does not report compiler errors. </text:p>
        </text:list-item>
        <text:list-item>
          <text:p text:style-name="P29">Rename the example's class 'JHelloWorld' <text:s/>to 'JTwitterParser'.It is highly recommend you rename the class by renaming the file in VB's Solution Explorer. It will automatically update the source-code.</text:p>
        </text:list-item>
        <text:list-item>
          <text:p text:style-name="P31">For this example to work, you'll need to add the following declarations:</text:p>
          <text:p text:style-name="P31"/>
          <text:list>
            <text:list-item>
              <text:list>
                <text:list-header>
                  <text:p text:style-name="P37">Imports System.Web</text:p>
                </text:list-header>
              </text:list>
            </text:list-item>
          </text:list>
          <text:p text:style-name="P29"><text:tab/><text:span text:style-name="T5">Imports System.Text</text:span></text:p>
          <text:p text:style-name="P39"><text:tab/><text:span text:style-name="T7">Imports Newtonsoft.Json</text:span></text:p>
          <text:p text:style-name="P41"/>
          <text:p text:style-name="P29">The final source-code stub should look like this:</text:p>
        </text:list-item>
      </text:list>
      <text:p text:style-name="Standard"/>
      <text:p text:style-name="P14">File: TwitterParser.vb</text:p>
      <text:p text:style-name="P3"/>
      <text:p text:style-name="P3">Option Compare Text</text:p>
      <text:p text:style-name="P3">Option Explicit On</text:p>
      <text:p text:style-name="P3"/>
      <text:p text:style-name="P3">'TriniDAT Application Server - Webservice Sample Code for COPY/PASTE purposes.</text:p>
      <text:p text:style-name="P3">'(c) 2013 GertJan de Leeuw | De Leeuw ICT | www.deleeuwict.nl | Visit the Developer Community Forum for more code examples. </text:p>
      <text:p text:style-name="P3"/>
      <text:p text:style-name="P3">Imports System.Web</text:p>
      <text:p text:style-name="P3">Imports System.Text</text:p>
      <text:p text:style-name="P3">Imports System.Collections.Specialized</text:p>
      <text:p text:style-name="P3">Imports TriniDATServerTypes</text:p>
      <text:p text:style-name="P3">Imports Newtonsoft.Json</text:p>
      <text:p text:style-name="P3"/>
      <text:p text:style-name="P3">Public Class JTwitterParser</text:p>
      <text:p text:style-name="P3"><text:s text:c="4"/>Inherits JTriniDATWebService</text:p>
      <text:p text:style-name="P3"/>
      <text:p text:style-name="P3"><text:s text:c="4"/>Private my_mapping_point As MappingPointBootStrapData</text:p>
      <text:p text:style-name="P3"/>
      <text:p text:style-name="P3"><text:s text:c="4"/>Public Overrides Function DoConfigure() As Boolean</text:p>
      <text:p text:style-name="P3"/>
      <text:p text:style-name="P3"><text:s text:c="8"/>'Create local inbox to receive mapping point objects.</text:p>
      <text:p text:style-name="P3"><text:s text:c="8"/>Dim my_mailbox As TriniDATObjectBox_EventTable</text:p>
      <text:p text:style-name="P3"/>
      <text:p text:style-name="P3"><text:s text:c="8"/>my_mailbox = New TriniDATObjectBox_EventTable</text:p>
      <text:p text:style-name="P3"><text:s text:c="8"/>my_mailbox.event_inbox = AddressOf Me.myInbox</text:p>
      <text:p text:style-name="P3"><text:s text:c="8"/>getMailProvider().Configure(my_mailbox, False)</text:p>
      <text:p text:style-name="P3"/>
      <text:p text:style-name="P3"><text:s text:c="8"/>'Set-up a bare bone HTTP event table.</text:p>
      <text:p text:style-name="P3"><text:s text:c="8"/>Dim my_http_events As TriniDATHTTP_EventTable</text:p>
      <text:p text:style-name="P3"/>
      <text:p text:style-name="P3"><text:s text:c="8"/>my_http_events = New TriniDATHTTP_EventTable</text:p>
      <text:p text:style-name="P3"><text:s text:c="8"/>my_http_events.event_onget = AddressOf OnGet</text:p>
      <text:p text:style-name="P3"><text:s text:c="8"/>my_http_events.event_onpost = AddressOf OnPost</text:p>
      <text:p text:style-name="P3"/>
      <text:p text:style-name="P3"><text:s text:c="8"/>Return getIOHandler().Configure(my_http_events) 'True.</text:p>
      <text:p text:style-name="P3"><text:s text:c="4"/>End Function</text:p>
      <text:p text:style-name="P3"/>
      <text:p text:style-name="P3"><text:soft-page-break/><text:s text:c="4"/>Public Overrides Function OnRegisterWebserviceFunctions(ByVal servers_function_table As TriniDATServerFunctionTable) As Boolean</text:p>
      <text:p text:style-name="P3"/>
      <text:p text:style-name="P3"><text:s text:c="8"/>Dim my_get_function As TriniDAT_ServerGETFunction</text:p>
      <text:p text:style-name="P3"><text:s text:c="8"/>Dim myget_parameter_spec As TriniDAT_ServerFunctionParameterSpec</text:p>
      <text:p text:style-name="P3"/>
      <text:p text:style-name="P3"><text:s text:c="8"/>'set up dynamic sub-mapping point /helloworld.</text:p>
      <text:p text:style-name="P3"><text:s text:c="8"/>my_get_function = New TriniDAT_ServerGETFunction(AddressOf ShowHelloWorld)</text:p>
      <text:p text:style-name="P3"><text:s text:c="8"/>my_get_function.FunctionURL = Me.makeRelative("/helloworld")</text:p>
      <text:p text:style-name="P3"/>
      <text:p text:style-name="P3"><text:s text:c="8"/>'Require this URI to be called with at least one parameter.</text:p>
      <text:p text:style-name="P3"><text:s text:c="8"/>myget_parameter_spec = New TriniDAT_ServerFunctionParameterSpec()</text:p>
      <text:p text:style-name="P3"><text:s text:c="8"/>myget_parameter_spec.ParameterName = "myrequiredparameter"</text:p>
      <text:p text:style-name="P3"><text:s text:c="8"/>myget_parameter_spec.ParameterType = "String"</text:p>
      <text:p text:style-name="P3"><text:s text:c="8"/>myget_parameter_spec.Required = True 'default.</text:p>
      <text:p text:style-name="P3"/>
      <text:p text:style-name="P3"><text:s text:c="8"/>'Add Parameter to the new GET function spec.</text:p>
      <text:p text:style-name="P3"><text:s text:c="8"/>my_get_function.Parameters.Add(myget_parameter_spec)</text:p>
      <text:p text:style-name="P3"/>
      <text:p text:style-name="P3"><text:s text:c="8"/>'Add this Function to the server's internal HTTP traffic routing-table.</text:p>
      <text:p text:style-name="P3"><text:s text:c="8"/>servers_function_table.Add(my_get_function)</text:p>
      <text:p text:style-name="P3"/>
      <text:p text:style-name="P3"><text:s text:c="8"/>Return True 'Success.</text:p>
      <text:p text:style-name="P3"><text:s text:c="4"/>End Function</text:p>
      <text:p text:style-name="P3"/>
      <text:p text:style-name="P3"><text:s text:c="4"/>Public Sub ShowHelloWorld(ByVal parameter_list As TriniDATServerTypes.TriniDATGenericParameterCollection, ByVal AllParameters As System.Collections.Specialized.StringDictionary, ByVal Headers As System.Collections.Specialized.StringDictionary)</text:p>
      <text:p text:style-name="P3"><text:s text:c="8"/>'/helloworld/ dedicated uri code handler. </text:p>
      <text:p text:style-name="P3"/>
      <text:p text:style-name="P3"><text:s text:c="8"/>Me.getIOHandler().addOutput("Hello world @ dedicated URI.")</text:p>
      <text:p text:style-name="P3"><text:s text:c="8"/>Me.getIOHandler().addOutput("&lt;BR&gt;")</text:p>
      <text:p text:style-name="P3"><text:s text:c="8"/>Me.getIOHandler().addOutput("Value of myrequiredparameter = " &amp; parameter_list.getById("myrequiredparameter").ParameterValue)</text:p>
      <text:p text:style-name="P3"/>
      <text:p text:style-name="P3"><text:s text:c="4"/>End Sub</text:p>
      <text:p text:style-name="P3"/>
      <text:p text:style-name="P3"><text:s text:c="4"/>Public Function myInbox(ByRef msg As JSONObject, ByVal from_url As String) As Boolean</text:p>
      <text:p text:style-name="P3"/>
      <text:p text:style-name="P3"><text:s text:c="8"/>'Catch mapping point startup messages.</text:p>
      <text:p text:style-name="P3"><text:s text:c="8"/>If msg.ObjectTypeName = "JAlpha" And msg.Directive = "MAPPING_POINT_START" Then</text:p>
      <text:p text:style-name="P3"/>
      <text:p text:style-name="P3"><text:s text:c="12"/>'Store all mapping point config locally.</text:p>
      <text:p text:style-name="P3"><text:s text:c="12"/>Me.my_mapping_point = CType(msg.Attachment, MappingPointBootstrapData)</text:p>
      <text:p text:style-name="P3"><text:s text:c="12"/>Return False</text:p>
      <text:p text:style-name="P3"><text:s text:c="8"/>End If</text:p>
      <text:p text:style-name="P3"/>
      <text:p text:style-name="P3"><text:s text:c="8"/>'Catch mapping point shutdown messages.</text:p>
      <text:p text:style-name="P3"><text:s text:c="8"/>If msg.ObjectTypeName = "JOmega" And msg.Directive = "MAPPING_POINT_STOP" Then</text:p>
      <text:p text:style-name="P3"/>
      <text:p text:style-name="P3"><text:s text:c="12"/>Return False</text:p>
      <text:p text:style-name="P3"><text:soft-page-break/><text:s text:c="8"/>End If</text:p>
      <text:p text:style-name="P3"/>
      <text:p text:style-name="P3"><text:s text:c="8"/>Return False</text:p>
      <text:p text:style-name="P3"><text:s text:c="4"/>End Function</text:p>
      <text:p text:style-name="P3"/>
      <text:p text:style-name="P3"><text:s text:c="4"/>Public Sub OnGet(ByVal HTTP_URI_Path As String, ByVal HTTP_URI_Parameters As StringDictionary, ByVal HTTP_URI_Headers As StringDictionary)</text:p>
      <text:p text:style-name="P3"/>
      <text:p text:style-name="P3"><text:s text:c="8"/>'Your GET code handler goes here.</text:p>
      <text:p text:style-name="P3"><text:s text:c="8"/>Me.getIOHandler().addOutput("Hello world @ GET handler.")</text:p>
      <text:p text:style-name="P3"/>
      <text:p text:style-name="P3"><text:s text:c="8"/>'Add JTextToSpeech to your mapping point dependency list to make this object exchange example work:</text:p>
      <text:p text:style-name="P3"><text:s text:c="8"/>'Dim speak_request As JSONObject</text:p>
      <text:p text:style-name="P3"/>
      <text:p text:style-name="P3"><text:s text:c="8"/>'speak_request = New JSONObject</text:p>
      <text:p text:style-name="P3"><text:s text:c="8"/>'speak_request.ObjectType = "JTextToSpeech"</text:p>
      <text:p text:style-name="P3"><text:s text:c="8"/>'speak_request.Directive = "SPEAK"</text:p>
      <text:p text:style-name="P3"><text:s text:c="8"/>'speak_request.Attachment = "Somebody just visited my website, isn't that just wonderful."</text:p>
      <text:p text:style-name="P3"><text:s text:c="8"/>'Me.getMailProvider().send(speak_request, Nothing, "JTextToSpeech")</text:p>
      <text:p text:style-name="P3"/>
      <text:p text:style-name="P3"><text:s text:c="4"/>End Sub</text:p>
      <text:p text:style-name="P3"/>
      <text:p text:style-name="P3"><text:s text:c="4"/>Public Sub OnPost(ByVal HTTP_URI_Path As String, ByVal HTTP_URI_Parameters As StringDictionary, ByVal HTTP_URI_Headers As StringDictionary)</text:p>
      <text:p text:style-name="P3"/>
      <text:p text:style-name="P3"><text:s text:c="8"/>'Your POST code handler goes there.</text:p>
      <text:p text:style-name="P3"><text:s text:c="8"/>Me.getIOHandler().addOutput("Hello world @ POST handler.")</text:p>
      <text:p text:style-name="P3"><text:s text:c="4"/>End Sub</text:p>
      <text:p text:style-name="P3"/>
      <text:p text:style-name="P3">End Class</text:p>
      <text:p text:style-name="Standard"/>
      <text:p text:style-name="Standard">We will now edit this sample code until we have a fully fledged Twitter Parser.</text:p>
      <text:p text:style-name="Standard"/>
      <text:p text:style-name="P1">About The Default Mapping Point Code Stub</text:p>
      <text:p text:style-name="Standard"/>
      <text:p text:style-name="Standard">This might be a good time to become familair with TriniDAT's code example. The code stub can easily be used for any new mapping point project you develop. </text:p>
      <text:p text:style-name="Standard">The example code declares a sub-url in the mapping point as /myhelloworld with 1 required String parameter called '<text:span text:style-name="T1">myrequiredparameter'.</text:span></text:p>
      <text:p text:style-name="Standard"/>
      <text:p text:style-name="Standard">If you were to compile &amp; install this example, you could execute it by navigating to http://&lt;serverip&gt;/&lt;appid&gt;/&lt;mapping_point_url&gt;/ helloworld?myrequiredparameter=test <text:s/>or by navigating to http://&lt;serverip&gt;/&lt;appid&gt;/&lt;mapping_point_url&gt;/ . In the OnGet handler, the output in the webbrowser would simply be:</text:p>
      <text:p text:style-name="Standard"/>
      <text:p text:style-name="P3">Hello World @ GET handler.</text:p>
      <text:p text:style-name="Standard"/>
      <text:list xml:id="list815141959445971738" text:style-name="L6">
        <text:list-item>
          <text:p text:style-name="P23">The Twitter Demo – Setting Up Callable URLs</text:p>
          <text:p text:style-name="P42"/>
        </text:list-item>
      </text:list>
      <text:p text:style-name="Standard">The mapping point sourcecode will be designed to serve 2 at URLs:</text:p>
      <text:p text:style-name="Standard"/>
      <text:p text:style-name="Standard"><text:soft-page-break/>http://&lt;serverip&gt;/&lt;appid&gt;/&lt;mapping_point_url&gt;/search?keyword=abc</text:p>
      <text:p text:style-name="Standard"/>
      <text:p text:style-name="Standard">and:</text:p>
      <text:p text:style-name="Standard"/>
      <text:p text:style-name="Standard">http://&lt;serverip&gt;/&lt;appid&gt;/&lt;mapping_point_url&gt;/speak?keyword=abc</text:p>
      <text:p text:style-name="Standard"/>
      <text:p text:style-name="Standard">The /speak url will call on the same code as the <text:s/>/search URL. Therefore we must first create the tweet search code.</text:p>
      <text:p text:style-name="Standard"/>
      <text:p text:style-name="Standard"/>
      <text:list xml:id="list745955544148329942" text:style-name="L7">
        <text:list-header>
          <text:p text:style-name="P24">3. Adding Twitter Search functionality to the JTwitterParser class.</text:p>
          <text:p text:style-name="P32"/>
        </text:list-header>
      </text:list>
      <text:p text:style-name="P5">Add this function to the JTwitterParser class. This code connects to the Twitter API server to retrieve a tweet based on the passed keywords. </text:p>
      <text:p text:style-name="P5"/>
      <text:p text:style-name="P5">Since we want to use this code on other places it does not yet return the tweet's message text to the user's web browser.</text:p>
      <text:p text:style-name="P5"/>
      <text:p text:style-name="P5"><text:span text:style-name="T8"><text:s/></text:span><text:span text:style-name="T2">Public</text:span><text:span text:style-name="T3"> </text:span><text:span text:style-name="T2">Function</text:span><text:span text:style-name="T3"> twitterSearch(</text:span><text:span text:style-name="T2">ByVal</text:span><text:span text:style-name="T3"> query </text:span><text:span text:style-name="T2">As</text:span><text:span text:style-name="T3"> </text:span><text:span text:style-name="T2">String</text:span><text:span text:style-name="T3">) </text:span><text:span text:style-name="T2">As</text:span><text:span text:style-name="T3"> </text:span><text:span text:style-name="T2">String</text:span></text:p>
      <text:p text:style-name="P11"/>
      <text:p text:style-name="P8"><text:span text:style-name="T3"><text:s text:c="8"/></text:span><text:span text:style-name="T2">Dim</text:span><text:span text:style-name="T3"> search_url </text:span><text:span text:style-name="T2">As</text:span><text:span text:style-name="T3"> </text:span><text:span text:style-name="T2">String</text:span></text:p>
      <text:p text:style-name="P8"><text:span text:style-name="T3"><text:s text:c="8"/></text:span><text:span text:style-name="T2">Dim</text:span><text:span text:style-name="T3"> wc </text:span><text:span text:style-name="T2">As</text:span><text:span text:style-name="T3"> </text:span><text:span text:style-name="T2">New</text:span><text:span text:style-name="T3"> </text:span><text:span text:style-name="T9">WebClient</text:span></text:p>
      <text:p text:style-name="P8"><text:span text:style-name="T3"><text:s text:c="8"/></text:span><text:span text:style-name="T2">Dim</text:span><text:span text:style-name="T3"> jsondata </text:span><text:span text:style-name="T2">As</text:span><text:span text:style-name="T3"> </text:span><text:span text:style-name="T2">String</text:span></text:p>
      <text:p text:style-name="P8"><text:span text:style-name="T3"><text:s text:c="8"/></text:span><text:span text:style-name="T2">Dim</text:span><text:span text:style-name="T3"> jxml </text:span><text:span text:style-name="T2">As</text:span><text:span text:style-name="T3"> </text:span><text:span text:style-name="T9">XDocument</text:span></text:p>
      <text:p text:style-name="P8"><text:span text:style-name="T3"><text:s text:c="8"/></text:span><text:span text:style-name="T2">Dim</text:span><text:span text:style-name="T3"> user_alias </text:span><text:span text:style-name="T2">As</text:span><text:span text:style-name="T3"> </text:span><text:span text:style-name="T2">String</text:span></text:p>
      <text:p text:style-name="P8"><text:span text:style-name="T3"><text:s text:c="8"/></text:span><text:span text:style-name="T2">Dim</text:span><text:span text:style-name="T3"> twitter_result </text:span><text:span text:style-name="T2">As</text:span><text:span text:style-name="T3"> </text:span><text:span text:style-name="T9">XElement</text:span></text:p>
      <text:p text:style-name="P11"/>
      <text:p text:style-name="P8"><text:span text:style-name="T3"><text:s text:c="8"/></text:span><text:span text:style-name="T2">Try</text:span></text:p>
      <text:p text:style-name="P8"><text:span text:style-name="T3"><text:s text:c="12"/></text:span><text:span text:style-name="T10">'retrieve tweet.</text:span></text:p>
      <text:p text:style-name="P8"><text:span text:style-name="T3"><text:s text:c="12"/>search_url = </text:span><text:span text:style-name="T11">"http://search.twitter.com/search.json?q="</text:span><text:span text:style-name="T3"> &amp; query &amp; </text:span><text:span text:style-name="T11">"g&amp;rpp=1&amp;include_entities=true&amp;result_type=recent"</text:span></text:p>
      <text:p text:style-name="P11"/>
      <text:p text:style-name="P8"><text:span text:style-name="T3"><text:s text:c="12"/></text:span><text:span text:style-name="T10">'set encoding.</text:span></text:p>
      <text:p text:style-name="P8"><text:span text:style-name="T3"><text:s text:c="12"/>wc.Encoding = System.Text.</text:span><text:span text:style-name="T9">Encoding</text:span><text:span text:style-name="T3">.UTF8</text:span></text:p>
      <text:p text:style-name="P11"/>
      <text:p text:style-name="P8"><text:span text:style-name="T3"><text:s text:c="12"/></text:span><text:span text:style-name="T10">'Wrap output in parential nodes to get the correct XML.</text:span></text:p>
      <text:p text:style-name="P8"><text:span text:style-name="T3"><text:s text:c="12"/>jsondata = </text:span><text:span text:style-name="T11">"{'?xml': { '@version' : '1.0', '@standalone' : 'no' },'root' : "</text:span><text:span text:style-name="T3"> &amp; wc.DownloadString(search_url) &amp; </text:span><text:span text:style-name="T11">" }"</text:span></text:p>
      <text:p text:style-name="P11"/>
      <text:p text:style-name="P8"><text:span text:style-name="T3"><text:s text:c="12"/></text:span><text:span text:style-name="T10">'Convert JSON -&gt; XML.</text:span></text:p>
      <text:p text:style-name="P8"><text:span text:style-name="T3"><text:s text:c="12"/>jxml = </text:span><text:span text:style-name="T9">XDocument</text:span><text:span text:style-name="T3">.Parse(</text:span><text:span text:style-name="T9">JsonConvert</text:span><text:span text:style-name="T3">.DeserializeXmlNode(jsondata).OuterXml)</text:span></text:p>
      <text:p text:style-name="P11"/>
      <text:p text:style-name="P8"><text:span text:style-name="T3"><text:s text:c="12"/></text:span><text:span text:style-name="T10">'Extract result.</text:span></text:p>
      <text:p text:style-name="P8"><text:span text:style-name="T3"><text:s text:c="12"/>twitter_result = jxml</text:span><text:span text:style-name="T12">.&lt;</text:span><text:span text:style-name="T3">root</text:span><text:span text:style-name="T12">&gt;.&lt;</text:span><text:span text:style-name="T3">results</text:span><text:span text:style-name="T12">&gt;</text:span><text:span text:style-name="T3">(0)</text:span></text:p>
      <text:p text:style-name="P11"/>
      <text:p text:style-name="P8"><text:span text:style-name="T3"><text:s text:c="12"/></text:span><text:span text:style-name="T2">If</text:span><text:span text:style-name="T3"> </text:span><text:span text:style-name="T2">Not</text:span><text:span text:style-name="T3"> IsNothing(twitter_result) </text:span><text:span text:style-name="T2">Then</text:span></text:p>
      <text:p text:style-name="P8"><text:span text:style-name="T3"><text:s text:c="16"/></text:span><text:span text:style-name="T2">Dim</text:span><text:span text:style-name="T3"> twitter_msg_text </text:span><text:span text:style-name="T2">As</text:span><text:span text:style-name="T3"> </text:span><text:span text:style-name="T2">String</text:span></text:p>
      <text:p text:style-name="P11"/>
      <text:p text:style-name="P8"><text:span text:style-name="T3"><text:s text:c="16"/></text:span><text:span text:style-name="T10">'Parse &amp; clean up tweet</text:span></text:p>
      <text:p text:style-name="P8"><text:span text:style-name="T3"><text:s text:c="16"/>twitter_msg_text = twitter_result</text:span><text:span text:style-name="T12">.&lt;</text:span><text:span text:style-name="T3">text</text:span><text:span text:style-name="T12">&gt;</text:span><text:span text:style-name="T3">.Value</text:span></text:p>
      <text:p text:style-name="P8"><text:span text:style-name="T3"><text:s text:c="16"/>twitter_msg_text = Replace(twitter_msg_text, </text:span><text:span text:style-name="T11">"..."</text:span><text:span text:style-name="T3">, </text:span><text:span text:style-name="T11">" "</text:span><text:span text:style-name="T3">)</text:span></text:p>
      <text:p text:style-name="P8"><text:span text:style-name="T3"><text:s text:c="16"/>twitter_msg_text = Replace(twitter_msg_text, </text:span><text:span text:style-name="T11">";"</text:span><text:span text:style-name="T3">, </text:span><text:span text:style-name="T11">""</text:span><text:span text:style-name="T3">)</text:span></text:p>
      <text:p text:style-name="P8"><text:span text:style-name="T3"><text:s text:c="16"/>twitter_msg_text = Replace(twitter_msg_text, </text:span><text:span text:style-name="T11">"@"</text:span><text:span text:style-name="T3">, </text:span><text:span text:style-name="T11">""</text:span><text:span text:style-name="T3">)</text:span></text:p>
      <text:p text:style-name="P8"><text:span text:style-name="T3"><text:s text:c="16"/>twitter_msg_text = Replace(twitter_msg_text, </text:span><text:span text:style-name="T11">".."</text:span><text:span text:style-name="T3">, </text:span><text:span text:style-name="T11">" "</text:span><text:span text:style-name="T3">)</text:span></text:p>
      <text:p text:style-name="P11"><text:s text:c="16"/>twitter_msg_text = Trim(twitter_msg_text)</text:p>
      <text:p text:style-name="P8"><text:span text:style-name="T3"><text:s text:c="16"/>twitter_msg_text = </text:span><text:span text:style-name="T9">WebUtility</text:span><text:span text:style-name="T3">.HtmlDecode(twitter_msg_text)</text:span></text:p>
      <text:p text:style-name="P11"/>
      <text:p text:style-name="P8"><text:span text:style-name="T3"><text:s text:c="16"/>user_alias = twitter_result</text:span><text:span text:style-name="T12">.&lt;</text:span><text:span text:style-name="T3">from_user_name</text:span><text:span text:style-name="T12">&gt;</text:span><text:span text:style-name="T3">.Value </text:span><text:span text:style-name="T10">'fullname</text:span></text:p>
      <text:p text:style-name="P11"/>
      <text:p text:style-name="P8"><text:span text:style-name="T3"><text:s text:c="16"/></text:span><text:span text:style-name="T10">'return formatted tweet text to caller.</text:span></text:p>
      <text:p text:style-name="P8"><text:span text:style-name="T3"><text:s text:c="16"/></text:span><text:span text:style-name="T2">Return</text:span><text:span text:style-name="T3"> user_alias &amp; </text:span><text:span text:style-name="T11">" says "</text:span><text:span text:style-name="T3"> &amp; Chr(34) &amp; twitter_msg_text &amp; Chr(34)</text:span></text:p>
      <text:p text:style-name="P8"><text:span text:style-name="T3"><text:s text:c="12"/></text:span><text:span text:style-name="T2">Else</text:span></text:p>
      <text:p text:style-name="P8"><text:span text:style-name="T3"><text:s text:c="16"/></text:span><text:span text:style-name="T2">Return</text:span><text:span text:style-name="T3"> </text:span><text:span text:style-name="T11">"nobody speaks that kind of language"</text:span></text:p>
      <text:p text:style-name="P8"><text:span text:style-name="T3"><text:s text:c="12"/></text:span><text:span text:style-name="T2">End</text:span><text:span text:style-name="T3"> </text:span><text:span text:style-name="T2">If</text:span></text:p>
      <text:p text:style-name="P11"/>
      <text:p text:style-name="P8"><text:soft-page-break/><text:span text:style-name="T3"><text:s text:c="8"/></text:span><text:span text:style-name="T2">Catch</text:span><text:span text:style-name="T3"> ex </text:span><text:span text:style-name="T2">As</text:span><text:span text:style-name="T3"> </text:span><text:span text:style-name="T9">Exception</text:span></text:p>
      <text:p text:style-name="P8"><text:span text:style-name="T3"><text:s text:c="12"/></text:span><text:span text:style-name="T2">Return</text:span><text:span text:style-name="T3"> </text:span><text:span text:style-name="T11">"There was an error: "</text:span><text:span text:style-name="T3"> &amp; ex.Message</text:span></text:p>
      <text:p text:style-name="P8"><text:span text:style-name="T3"><text:s text:c="8"/></text:span><text:span text:style-name="T2">End</text:span><text:span text:style-name="T3"> </text:span><text:span text:style-name="T2">Try</text:span></text:p>
      <text:p text:style-name="P2"><text:span text:style-name="T3"><text:s text:c="4"/></text:span><text:span text:style-name="T2">End</text:span><text:span text:style-name="T3"> </text:span><text:span text:style-name="T2">Function</text:span></text:p>
      <text:p text:style-name="P18"><text:tab/>4.Implementing the <text:s/>/search and /speak URLs.</text:p>
      <text:p text:style-name="P1"/>
      <text:p text:style-name="Standard">Now that we have created a Twitter search routine, we want to call it from the URLS /search and /speak in this demo app. </text:p>
      <text:p text:style-name="Standard"/>
      <text:p text:style-name="Standard">Let's implement these URL handlers now. <text:span text:style-name="T4">Add these functions to the JTwitterParser class:</text:span></text:p>
      <text:p text:style-name="P1"/>
      <text:p text:style-name="P1"><text:tab/><text:span text:style-name="T6"> </text:span><text:span text:style-name="T13">/search uri-handler code:</text:span></text:p>
      <text:p text:style-name="P1"/>
      <text:p text:style-name="P1"><text:span text:style-name="T2">Public</text:span><text:span text:style-name="T3"> </text:span><text:span text:style-name="T2">Sub</text:span><text:span text:style-name="T3"> MyTwitterSearchUrlHandler(</text:span><text:span text:style-name="T2">ByVal</text:span><text:span text:style-name="T3"> parameter_list </text:span><text:span text:style-name="T2">As</text:span><text:span text:style-name="T3"> TriniDATServerTypes.</text:span><text:span text:style-name="T9">TriniDATGenericParameterCollection</text:span><text:span text:style-name="T3">, </text:span><text:span text:style-name="T2">ByVal</text:span><text:span text:style-name="T3"> AllParameters </text:span><text:span text:style-name="T2">As</text:span><text:span text:style-name="T3"> System.Collections.Specialized.</text:span><text:span text:style-name="T9">StringDictionary</text:span><text:span text:style-name="T3">, </text:span><text:span text:style-name="T2">ByVal</text:span><text:span text:style-name="T3"> Headers </text:span><text:span text:style-name="T2">As</text:span><text:span text:style-name="T3"> System.Collections.Specialized.</text:span><text:span text:style-name="T9">StringDictionary</text:span><text:span text:style-name="T3">)</text:span></text:p>
      <text:p text:style-name="P11"/>
      <text:p text:style-name="P8"><text:span text:style-name="T3"><text:s text:c="8"/></text:span><text:span text:style-name="T10">'set encoding if you want to parse non-english.</text:span></text:p>
      <text:p text:style-name="P8"><text:span text:style-name="T3"><text:s text:c="8"/></text:span><text:span text:style-name="T2">Me</text:span><text:span text:style-name="T3">.getIOHandler().setEncoding(</text:span><text:span text:style-name="T2">New</text:span><text:span text:style-name="T3"> </text:span><text:span text:style-name="T9">UTF8Encoding</text:span><text:span text:style-name="T3">)</text:span></text:p>
      <text:p text:style-name="P11"/>
      <text:p text:style-name="P8"><text:span text:style-name="T3"><text:s text:c="8"/></text:span><text:span text:style-name="T10">'write tweet to browser.</text:span><text:span text:style-name="T3"> <text:s text:c="6"/></text:span><text:span text:style-name="T2">Me</text:span><text:span text:style-name="T3">.getIOHandler().addOutput(twitterSearch(parameter_list.getById(</text:span><text:span text:style-name="T11">"keywords"</text:span><text:span text:style-name="T3">).ParameterValue))</text:span></text:p>
      <text:p text:style-name="P11"/>
      <text:p text:style-name="P2"><text:span text:style-name="T2">End</text:span><text:span text:style-name="T3"> </text:span><text:span text:style-name="T2">Sub</text:span></text:p>
      <text:p text:style-name="P1"/>
      <text:p text:style-name="P1"><text:tab/><text:span text:style-name="T14">/speak uri-handler code:</text:span></text:p>
      <text:p text:style-name="P1"/>
      <text:p text:style-name="P1"><text:span text:style-name="T2">Public</text:span><text:span text:style-name="T3"> </text:span><text:span text:style-name="T2">Sub</text:span><text:span text:style-name="T3"> MyTwitterSpeakUrlHandler(</text:span><text:span text:style-name="T2">ByVal</text:span><text:span text:style-name="T3"> parameter_list </text:span><text:span text:style-name="T2">As</text:span><text:span text:style-name="T3"> TriniDATServerTypes.</text:span><text:span text:style-name="T9">TriniDATGenericParameterCollection</text:span><text:span text:style-name="T3">, </text:span><text:span text:style-name="T2">ByVal</text:span><text:span text:style-name="T3"> AllParameters </text:span><text:span text:style-name="T2">As</text:span><text:span text:style-name="T3"> System.Collections.Specialized.</text:span><text:span text:style-name="T9">StringDictionary</text:span><text:span text:style-name="T3">, </text:span><text:span text:style-name="T2">ByVal</text:span><text:span text:style-name="T3"> Headers </text:span><text:span text:style-name="T2">As</text:span><text:span text:style-name="T3"> System.Collections.Specialized.</text:span><text:span text:style-name="T9">StringDictionary</text:span><text:span text:style-name="T3">)</text:span></text:p>
      <text:p text:style-name="P11"/>
      <text:p text:style-name="P8"><text:span text:style-name="T3"><text:s text:c="8"/></text:span><text:span text:style-name="T2">Dim</text:span><text:span text:style-name="T3"> twitter_text </text:span><text:span text:style-name="T2">As</text:span><text:span text:style-name="T3"> </text:span><text:span text:style-name="T2">String</text:span></text:p>
      <text:p text:style-name="P8"><text:span text:style-name="T3"><text:s text:c="8"/></text:span><text:span text:style-name="T2">Dim</text:span><text:span text:style-name="T3"> speak_msg </text:span><text:span text:style-name="T2">As</text:span><text:span text:style-name="T3"> </text:span><text:span text:style-name="T9">JSONObject</text:span></text:p>
      <text:p text:style-name="P11"/>
      <text:p text:style-name="P8"><text:span text:style-name="T3"><text:s text:c="8"/>twitter_text = twitterSearch(parameter_list.getById(</text:span><text:span text:style-name="T11">"keywords"</text:span><text:span text:style-name="T3">).ParameterValue)</text:span></text:p>
      <text:p text:style-name="P11"/>
      <text:p text:style-name="P8"><text:span text:style-name="T3"><text:s text:c="8"/></text:span><text:span text:style-name="T2">If</text:span><text:span text:style-name="T3"> InStr(twitter_text, </text:span><text:span text:style-name="T11">" says "</text:span><text:span text:style-name="T3">) &gt; 0 </text:span><text:span text:style-name="T2">Then</text:span></text:p>
      <text:p text:style-name="P8"><text:span text:style-name="T3"><text:s text:c="12"/></text:span><text:span text:style-name="T10">'let's send a message to our friendly neighbor class JTextToSpeech</text:span></text:p>
      <text:p text:style-name="P8"><text:span text:style-name="T3"><text:s text:c="12"/></text:span><text:span text:style-name="T10">'=========================================</text:span></text:p>
      <text:p text:style-name="P8"><text:span text:style-name="T3"><text:s text:c="12"/></text:span><text:span text:style-name="T10">'JTextToSpeech knows everything about TTS stuff and we don't. <text:s/></text:span></text:p>
      <text:p text:style-name="P8"><text:span text:style-name="T3"><text:s text:c="12"/></text:span><text:span text:style-name="T10">'This perfectly illustrates the power of TriniDAT app development. </text:span></text:p>
      <text:p text:style-name="P8"><text:span text:style-name="T3"><text:s text:c="12"/></text:span><text:span text:style-name="T10">'Our class is specialized in Twitter, while the neighbor <text:s/>is specialized in tts etc.</text:span></text:p>
      <text:p text:style-name="P11"/>
      <text:p text:style-name="P8"><text:span text:style-name="T3"><text:s text:c="12"/></text:span><text:span text:style-name="T10">'craft a speak request message.</text:span></text:p>
      <text:p text:style-name="P8"><text:span text:style-name="T3"><text:s text:c="12"/></text:span><text:span text:style-name="T10">'=====================</text:span></text:p>
      <text:p text:style-name="P11"/>
      <text:p text:style-name="P8"><text:span text:style-name="T3"><text:s text:c="12"/>speak_msg = </text:span><text:span text:style-name="T2">New</text:span><text:span text:style-name="T3"> </text:span><text:span text:style-name="T9">JSONObject</text:span></text:p>
      <text:p text:style-name="P8"><text:span text:style-name="T3"><text:s text:c="12"/>speak_msg.ObjectType = </text:span><text:span text:style-name="T11">"JTextToSpeech"</text:span></text:p>
      <text:p text:style-name="P8"><text:span text:style-name="T3"><text:s text:c="12"/>speak_msg.Directive = </text:span><text:span text:style-name="T11">"SPEAK"</text:span></text:p>
      <text:p text:style-name="P11"/>
      <text:p text:style-name="P8"><text:span text:style-name="T3"><text:s text:c="12"/></text:span><text:span text:style-name="T10">'Tell it to speak the tweet text.</text:span></text:p>
      <text:p text:style-name="P11"><text:s text:c="12"/>speak_msg.Attachment = twitter_text</text:p>
      <text:p text:style-name="P11"/>
      <text:p text:style-name="P8"><text:span text:style-name="T3"><text:s text:c="12"/></text:span><text:span text:style-name="T2">Me</text:span><text:span text:style-name="T3">.getMailProvider().send(speak_msg, </text:span><text:span text:style-name="T2">Nothing</text:span><text:span text:style-name="T3">, </text:span><text:span text:style-name="T11">"JTextToSpeech"</text:span><text:span text:style-name="T3">)</text:span></text:p>
      <text:p text:style-name="P11"/>
      <text:p text:style-name="P8"><text:span text:style-name="T3"><text:s text:c="12"/></text:span><text:span text:style-name="T10">'Also send the tweet to the browser.</text:span></text:p>
      <text:p text:style-name="P8"><text:span text:style-name="T3"><text:s text:c="12"/></text:span><text:span text:style-name="T2">Me</text:span><text:span text:style-name="T3">.getIOHandler().addOutput(twitter_text)</text:span></text:p>
      <text:p text:style-name="P8"><text:span text:style-name="T3"><text:s text:c="8"/></text:span><text:span text:style-name="T2">Else</text:span></text:p>
      <text:p text:style-name="P8"><text:span text:style-name="T3"><text:s text:c="12"/></text:span><text:span text:style-name="T2">Me</text:span><text:span text:style-name="T3">.getIOHandler().addOutput(</text:span><text:span text:style-name="T11">"Error"</text:span><text:span text:style-name="T3">)</text:span></text:p>
      <text:p text:style-name="P8"><text:span text:style-name="T3"><text:s text:c="8"/></text:span><text:span text:style-name="T2">End</text:span><text:span text:style-name="T3"> </text:span><text:span text:style-name="T2">If</text:span></text:p>
      <text:p text:style-name="P11"/>
      <text:p text:style-name="P8"><text:span text:style-name="T3"><text:s/></text:span><text:span text:style-name="T2">End</text:span><text:span text:style-name="T3"> </text:span><text:span text:style-name="T2">Sub</text:span></text:p>
      <text:p text:style-name="P1"/>
      <text:list xml:id="list8273902384505325512" text:style-name="L8">
        <text:list-item>
          <text:p text:style-name="P46">Registering your /search and /speak mapping points with the server.</text:p>
          <text:p text:style-name="P25"/>
        </text:list-item>
      </text:list>
      <text:p text:style-name="P4"><text:s/>We need to find tweets based on keyword search. Let's code the routine that does all that.</text:p>
      <text:p text:style-name="P6"/>
      <text:p text:style-name="P6">Note: this demo App is based on the Twitter 1.1 API . As of this date (May 2013 their search api does not require authentication so this code should work from anywhere.</text:p>
      <text:p text:style-name="P4"/>
      <text:p text:style-name="P4"/>
      <text:list xml:id="list9044773692824867156" text:style-name="L9">
        <text:list-item>
          <text:p text:style-name="P40">Replace the '<text:span text:style-name="T1">OnRegisterWebserviceFunctions</text:span>' function in the JTwitterParser class with this code:</text:p>
          <text:p text:style-name="P33"/>
        </text:list-item>
      </text:list>
      <text:p text:style-name="P5"><text:span text:style-name="T8"><text:s/></text:span><text:span text:style-name="T2">Public</text:span><text:span text:style-name="T3"> </text:span><text:span text:style-name="T2">Overrides</text:span><text:span text:style-name="T3"> </text:span><text:span text:style-name="T2">Function</text:span><text:span text:style-name="T3"> OnRegisterWebserviceFunctions(</text:span><text:span text:style-name="T2">ByVal</text:span><text:span text:style-name="T3"> servers_function_table </text:span><text:span text:style-name="T2">As</text:span><text:span text:style-name="T3"> </text:span><text:span text:style-name="T9">TriniDATServerFunctionTable</text:span><text:span text:style-name="T3">) </text:span><text:span text:style-name="T2">As</text:span><text:span text:style-name="T3"> </text:span><text:span text:style-name="T2">Boolean</text:span></text:p>
      <text:p text:style-name="P11"/>
      <text:p text:style-name="P8"><text:span text:style-name="T3"><text:s text:c="8"/></text:span><text:span text:style-name="T2">Dim</text:span><text:span text:style-name="T3"> twitter_searchurl </text:span><text:span text:style-name="T2">As</text:span><text:span text:style-name="T3"> </text:span><text:span text:style-name="T9">TriniDAT_ServerGETFunction</text:span></text:p>
      <text:p text:style-name="P8"><text:span text:style-name="T3"><text:s text:c="8"/></text:span><text:span text:style-name="T2">Dim</text:span><text:span text:style-name="T3"> twitter_search_parameter </text:span><text:span text:style-name="T2">As</text:span><text:span text:style-name="T3"> </text:span><text:span text:style-name="T9">TriniDAT_ServerFunctionParameterSpec</text:span></text:p>
      <text:p text:style-name="P11"/>
      <text:p text:style-name="P8"><text:span text:style-name="T3"><text:s text:c="8"/></text:span><text:span text:style-name="T2">Dim</text:span><text:span text:style-name="T3"> twitter_speak_messageurl </text:span><text:span text:style-name="T2">As</text:span><text:span text:style-name="T3"> </text:span><text:span text:style-name="T9">TriniDAT_ServerGETFunction</text:span></text:p>
      <text:p text:style-name="P8"><text:span text:style-name="T3"><text:s text:c="8"/></text:span><text:span text:style-name="T2">Dim</text:span><text:span text:style-name="T3"> twitter_speak_message_parameter </text:span><text:span text:style-name="T2">As</text:span><text:span text:style-name="T3"> </text:span><text:span text:style-name="T9">TriniDAT_ServerFunctionParameterSpec</text:span></text:p>
      <text:p text:style-name="P11"/>
      <text:p text:style-name="P8"><text:span text:style-name="T3"><text:s text:c="8"/></text:span><text:span text:style-name="T10">'add '/search?keywords=..' sub-mapping point.</text:span></text:p>
      <text:p text:style-name="P8"><text:span text:style-name="T3"><text:s text:c="8"/>twitter_searchurl = </text:span><text:span text:style-name="T2">New</text:span><text:span text:style-name="T3"> </text:span><text:span text:style-name="T9">TriniDAT_ServerGETFunction</text:span><text:span text:style-name="T3">(</text:span><text:span text:style-name="T2">AddressOf</text:span><text:span text:style-name="T3"> MyTwitterSearchUrlHandler)</text:span></text:p>
      <text:p text:style-name="P8"><text:span text:style-name="T3"><text:s text:c="8"/>twitter_searchurl.FunctionURL = </text:span><text:span text:style-name="T2">Me</text:span><text:span text:style-name="T3">.makeRelative(</text:span><text:span text:style-name="T11">"/search"</text:span><text:span text:style-name="T3">)</text:span></text:p>
      <text:p text:style-name="P11"/>
      <text:p text:style-name="P8"><text:span text:style-name="T3"><text:s text:c="8"/></text:span><text:span text:style-name="T10">'Require this URI to be called with at least one parameter.</text:span></text:p>
      <text:p text:style-name="P8"><text:span text:style-name="T3"><text:s text:c="8"/>twitter_search_parameter = </text:span><text:span text:style-name="T2">New</text:span><text:span text:style-name="T3"> </text:span><text:span text:style-name="T9">TriniDAT_ServerFunctionParameterSpec</text:span><text:span text:style-name="T3">()</text:span></text:p>
      <text:p text:style-name="P8"><text:span text:style-name="T3"><text:s text:c="8"/>twitter_search_parameter.ParameterName = </text:span><text:span text:style-name="T11">"keywords"</text:span></text:p>
      <text:p text:style-name="P8"><text:span text:style-name="T3"><text:s text:c="8"/>twitter_search_parameter.ParameterType = </text:span><text:span text:style-name="T11">"String"</text:span></text:p>
      <text:p text:style-name="P8"><text:span text:style-name="T3"><text:s text:c="8"/>twitter_search_parameter.Required = </text:span><text:span text:style-name="T2">True</text:span><text:span text:style-name="T3"> </text:span><text:span text:style-name="T10">'default.</text:span></text:p>
      <text:p text:style-name="P11"/>
      <text:p text:style-name="P8"><text:span text:style-name="T3"><text:s text:c="8"/></text:span><text:span text:style-name="T10">'Add keyword parameter.</text:span></text:p>
      <text:p text:style-name="P11"><text:s text:c="8"/>twitter_searchurl.Parameters.Add(twitter_search_parameter)</text:p>
      <text:p text:style-name="P11"/>
      <text:p text:style-name="P11"/>
      <text:p text:style-name="P8"><text:span text:style-name="T3"><text:s text:c="8"/></text:span><text:span text:style-name="T10">'add '/speak?keywords=..' sub-mapping point.</text:span></text:p>
      <text:p text:style-name="P8"><text:span text:style-name="T3"><text:s text:c="8"/>twitter_speak_messageurl = </text:span><text:span text:style-name="T2">New</text:span><text:span text:style-name="T3"> </text:span><text:span text:style-name="T9">TriniDAT_ServerGETFunction</text:span><text:span text:style-name="T3">(</text:span><text:span text:style-name="T2">AddressOf</text:span><text:span text:style-name="T3"> MyTwitterSpeakUrlHandler)</text:span></text:p>
      <text:p text:style-name="P8"><text:span text:style-name="T3"><text:s text:c="8"/>twitter_speak_messageurl.FunctionURL = </text:span><text:span text:style-name="T2">Me</text:span><text:span text:style-name="T3">.makeRelative(</text:span><text:span text:style-name="T11">"/speak"</text:span><text:span text:style-name="T3">)</text:span></text:p>
      <text:p text:style-name="P11"/>
      <text:p text:style-name="P8"><text:span text:style-name="T3"><text:s text:c="8"/>twitter_speak_message_parameter = </text:span><text:span text:style-name="T2">New</text:span><text:span text:style-name="T3"> </text:span><text:span text:style-name="T9">TriniDAT_ServerFunctionParameterSpec</text:span><text:span text:style-name="T3">()</text:span></text:p>
      <text:p text:style-name="P8"><text:span text:style-name="T3"><text:s text:c="8"/>twitter_speak_message_parameter.ParameterName = </text:span><text:span text:style-name="T11">"keywords"</text:span></text:p>
      <text:p text:style-name="P8"><text:span text:style-name="T3"><text:s text:c="8"/>twitter_speak_message_parameter.ParameterType = </text:span><text:span text:style-name="T11">"String"</text:span></text:p>
      <text:p text:style-name="P8"><text:span text:style-name="T3"><text:s text:c="8"/>twitter_speak_message_parameter.Required = </text:span><text:span text:style-name="T2">True</text:span></text:p>
      <text:p text:style-name="P11"/>
      <text:p text:style-name="P8"><text:span text:style-name="T3"><text:s text:c="8"/></text:span><text:span text:style-name="T10">'Add keyword parameter.</text:span></text:p>
      <text:p text:style-name="P11"><text:s text:c="8"/>twitter_speak_messageurl.Parameters.Add(twitter_speak_message_parameter)</text:p>
      <text:p text:style-name="P11"/>
      <text:p text:style-name="P8"><text:span text:style-name="T3"><text:s text:c="8"/></text:span><text:span text:style-name="T10">'Register our URLS .</text:span></text:p>
      <text:p text:style-name="P11"><text:s text:c="8"/>servers_function_table.Add(twitter_searchurl)</text:p>
      <text:p text:style-name="P11"><text:s text:c="8"/>servers_function_table.Add(twitter_speak_messageurl)</text:p>
      <text:p text:style-name="P11"/>
      <text:p text:style-name="P8"><text:span text:style-name="T3"><text:s text:c="8"/></text:span><text:span text:style-name="T10">'Completed.</text:span></text:p>
      <text:p text:style-name="P8"><text:span text:style-name="T3"><text:s text:c="8"/></text:span><text:span text:style-name="T2">Return</text:span><text:span text:style-name="T3"> </text:span><text:span text:style-name="T2">True</text:span></text:p>
      <text:p text:style-name="P8"><text:span text:style-name="T3"><text:s text:c="4"/></text:span><text:span text:style-name="T2">End</text:span><text:span text:style-name="T3"> </text:span><text:span text:style-name="T2">Function</text:span></text:p>
      <text:p text:style-name="P5"/>
      <text:p text:style-name="Standard"><text:tab/>The <text:span text:style-name="T1">OnRegisterWebserviceFunctions</text:span> is called when the server wants to know what URLs you want automatically routed to class functions. Note that this is an optional feature in TriniDAT Data Application Server and that you can also catch all GET and POST requests simply by providing the event_get and event_post with your function addresses in the DoConfigure event. The drawback of this is that you need to manually parse all incoming GET and POST requests.</text:p>
      <text:p text:style-name="Standard"/>
      <text:p text:style-name="Standard">To let TriniDAT server do the parsing work for you, declare all your functions in the <text:span text:style-name="T1">TriniDATServerTypes.TriniDATSpecializedHTTPHandler</text:span> delegate fashion (see code below) and <text:soft-page-break/>then declare these functions in TriniDAT server function objects . ( variable type s<text:span text:style-name="T1">TriniDAT_Server*Function </text:span>).</text:p>
      <text:p text:style-name="Standard"/>
      <text:p text:style-name="Standard">When your mapping point's URL is invoked by the browser the server will lookup the correct function in its internal routing table. Optionally, you can specify a required parameter list and data types to shield your code from invalid requests.</text:p>
      <text:p text:style-name="Standard"/>
      <text:p text:style-name="Standard">When using URI routing features, <text:span text:style-name="T15">be sure to not forget</text:span>:</text:p>
      <text:list xml:id="list191208336783066361" text:style-name="L10">
        <text:list-item>
          <text:list>
            <text:list-item>
              <text:list>
                <text:list-header>
                  <text:p text:style-name="P43"/>
                </text:list-header>
                <text:list-item>
                  <text:p text:style-name="P43">Call <text:span text:style-name="T1">servers_function_table.Add()</text:span> to add the final declarations to the server's routing table.</text:p>
                  <text:p text:style-name="P43"/>
                </text:list-item>
              </text:list>
            </text:list-item>
          </text:list>
        </text:list-item>
      </text:list>
      <text:list xml:id="list8363562521447767962" text:style-name="L11">
        <text:list-item>
          <text:p text:style-name="P44">Ensure the required implementation of the function <text:span text:style-name="T1">OnRegisterWebserviceFunctions</text:span> always return true, even when you don't use it. Just like the DoConfigure event, a mapping point will not be execute when this function returns false.</text:p>
        </text:list-item>
      </text:list>
      <text:p text:style-name="P10"/>
      <text:p text:style-name="Standard">File: TwitterParser.vb <text:s/><text:tab/><text:tab/>Final Version.</text:p>
      <text:p text:style-name="P12"/>
      <text:p text:style-name="P16">Option Compare Text</text:p>
      <text:p text:style-name="P15">Option Explicit On</text:p>
      <text:p text:style-name="P11"/>
      <text:p text:style-name="P8"><text:span text:style-name="T2">Imports</text:span><text:span text:style-name="T3"> System.Collections.Specialized</text:span></text:p>
      <text:p text:style-name="P8"><text:span text:style-name="T2">Imports</text:span><text:span text:style-name="T3"> TriniDATServerTypes</text:span></text:p>
      <text:p text:style-name="P8"><text:span text:style-name="T2">Imports</text:span><text:span text:style-name="T3"> System.Net</text:span></text:p>
      <text:p text:style-name="P8"><text:span text:style-name="T2">Imports</text:span><text:span text:style-name="T3"> System.Text</text:span></text:p>
      <text:p text:style-name="P8"><text:span text:style-name="T2">Imports</text:span><text:span text:style-name="T3"> System.Web</text:span></text:p>
      <text:p text:style-name="P8"><text:span text:style-name="T2">Imports</text:span><text:span text:style-name="T3"> Newtonsoft.Json</text:span></text:p>
      <text:p text:style-name="P11"/>
      <text:p text:style-name="P11"/>
      <text:p text:style-name="P8"><text:span text:style-name="T2">Public</text:span><text:span text:style-name="T3"> </text:span><text:span text:style-name="T2">Class</text:span><text:span text:style-name="T3"> </text:span><text:span text:style-name="T9">JTwitterParser</text:span></text:p>
      <text:p text:style-name="P8"><text:span text:style-name="T3"><text:s text:c="4"/></text:span><text:span text:style-name="T2">Inherits</text:span><text:span text:style-name="T3"> </text:span><text:span text:style-name="T9">JTriniDATWebService</text:span></text:p>
      <text:p text:style-name="P11"/>
      <text:p text:style-name="P8"><text:span text:style-name="T3"><text:s text:c="4"/></text:span><text:span text:style-name="T2">Private</text:span><text:span text:style-name="T3"> my_mapping_point </text:span><text:span text:style-name="T2">As</text:span><text:span text:style-name="T3"> </text:span><text:span text:style-name="T9">MappingPointBootStrapData</text:span></text:p>
      <text:p text:style-name="P11"/>
      <text:p text:style-name="P8"><text:span text:style-name="T3"><text:s text:c="4"/></text:span><text:span text:style-name="T2">Public</text:span><text:span text:style-name="T3"> </text:span><text:span text:style-name="T2">Overrides</text:span><text:span text:style-name="T3"> </text:span><text:span text:style-name="T2">Function</text:span><text:span text:style-name="T3"> DoConfigure() </text:span><text:span text:style-name="T2">As</text:span><text:span text:style-name="T3"> </text:span><text:span text:style-name="T2">Boolean</text:span></text:p>
      <text:p text:style-name="P11"/>
      <text:p text:style-name="P8"><text:span text:style-name="T3"><text:s text:c="8"/></text:span><text:span text:style-name="T10">'Create local inbox to receive mapping point objects.</text:span></text:p>
      <text:p text:style-name="P8"><text:span text:style-name="T3"><text:s text:c="8"/></text:span><text:span text:style-name="T2">Dim</text:span><text:span text:style-name="T3"> my_mailbox </text:span><text:span text:style-name="T2">As</text:span><text:span text:style-name="T3"> </text:span><text:span text:style-name="T9">TriniDATObjectBox_EventTable</text:span></text:p>
      <text:p text:style-name="P11"/>
      <text:p text:style-name="P8"><text:span text:style-name="T3"><text:s text:c="8"/>my_mailbox = </text:span><text:span text:style-name="T2">New</text:span><text:span text:style-name="T3"> </text:span><text:span text:style-name="T9">TriniDATObjectBox_EventTable</text:span></text:p>
      <text:p text:style-name="P8"><text:span text:style-name="T3"><text:s text:c="8"/>my_mailbox.event_inbox = </text:span><text:span text:style-name="T2">AddressOf</text:span><text:span text:style-name="T3"> </text:span><text:span text:style-name="T2">Me</text:span><text:span text:style-name="T3">.myInbox</text:span></text:p>
      <text:p text:style-name="P8"><text:span text:style-name="T3"><text:s text:c="8"/>getMailProvider().Configure(my_mailbox, </text:span><text:span text:style-name="T2">False</text:span><text:span text:style-name="T3">)</text:span></text:p>
      <text:p text:style-name="P11"/>
      <text:p text:style-name="P8"><text:span text:style-name="T3"><text:s text:c="8"/></text:span><text:span text:style-name="T10">'Set-up a bare bone HTTP event table.</text:span></text:p>
      <text:p text:style-name="P8"><text:span text:style-name="T3"><text:s text:c="8"/></text:span><text:span text:style-name="T2">Dim</text:span><text:span text:style-name="T3"> my_http_events </text:span><text:span text:style-name="T2">As</text:span><text:span text:style-name="T3"> </text:span><text:span text:style-name="T9">TriniDATHTTP_EventTable</text:span></text:p>
      <text:p text:style-name="P11"/>
      <text:p text:style-name="P8"><text:span text:style-name="T3"><text:s text:c="8"/>my_http_events = </text:span><text:span text:style-name="T2">New</text:span><text:span text:style-name="T3"> </text:span><text:span text:style-name="T9">TriniDATHTTP_EventTable</text:span></text:p>
      <text:p text:style-name="P8"><text:span text:style-name="T3"><text:s text:c="8"/>my_http_events.event_onget = </text:span><text:span text:style-name="T2">AddressOf</text:span><text:span text:style-name="T3"> OnGet</text:span></text:p>
      <text:p text:style-name="P8"><text:span text:style-name="T3"><text:s text:c="8"/>my_http_events.event_onpost = </text:span><text:span text:style-name="T2">AddressOf</text:span><text:span text:style-name="T3"> OnPost</text:span></text:p>
      <text:p text:style-name="P11"/>
      <text:p text:style-name="P8"><text:span text:style-name="T3"><text:s text:c="8"/></text:span><text:span text:style-name="T2">Return</text:span><text:span text:style-name="T3"> getIOHandler().Configure(my_http_events) </text:span><text:span text:style-name="T10">'True.</text:span></text:p>
      <text:p text:style-name="P8"><text:span text:style-name="T3"><text:s text:c="4"/></text:span><text:span text:style-name="T2">End</text:span><text:span text:style-name="T3"> </text:span><text:span text:style-name="T2">Function</text:span></text:p>
      <text:p text:style-name="P11"/>
      <text:p text:style-name="P8"><text:span text:style-name="T3"><text:s text:c="4"/></text:span><text:span text:style-name="T2">Public</text:span><text:span text:style-name="T3"> </text:span><text:span text:style-name="T2">Overrides</text:span><text:span text:style-name="T3"> </text:span><text:span text:style-name="T2">Function</text:span><text:span text:style-name="T3"> OnRegisterWebserviceFunctions(</text:span><text:span text:style-name="T2">ByVal</text:span><text:span text:style-name="T3"> servers_function_table </text:span><text:span text:style-name="T2">As</text:span><text:span text:style-name="T3"> </text:span><text:span text:style-name="T9">TriniDATServerFunctionTable</text:span><text:span text:style-name="T3">) </text:span><text:span text:style-name="T2">As</text:span><text:span text:style-name="T3"> </text:span><text:span text:style-name="T2">Boolean</text:span></text:p>
      <text:p text:style-name="P11"/>
      <text:p text:style-name="P8"><text:span text:style-name="T3"><text:s text:c="8"/></text:span><text:span text:style-name="T2">Dim</text:span><text:span text:style-name="T3"> twitter_searchurl </text:span><text:span text:style-name="T2">As</text:span><text:span text:style-name="T3"> </text:span><text:span text:style-name="T9">TriniDAT_ServerGETFunction</text:span></text:p>
      <text:p text:style-name="P8"><text:span text:style-name="T3"><text:s text:c="8"/></text:span><text:span text:style-name="T2">Dim</text:span><text:span text:style-name="T3"> twitter_search_parameter </text:span><text:span text:style-name="T2">As</text:span><text:span text:style-name="T3"> </text:span><text:span text:style-name="T9">TriniDAT_ServerFunctionParameterSpec</text:span></text:p>
      <text:p text:style-name="P11"/>
      <text:p text:style-name="P8"><text:span text:style-name="T3"><text:s text:c="8"/></text:span><text:span text:style-name="T2">Dim</text:span><text:span text:style-name="T3"> twitter_speak_messageurl </text:span><text:span text:style-name="T2">As</text:span><text:span text:style-name="T3"> </text:span><text:span text:style-name="T9">TriniDAT_ServerGETFunction</text:span></text:p>
      <text:p text:style-name="P8"><text:span text:style-name="T3"><text:s text:c="8"/></text:span><text:span text:style-name="T2">Dim</text:span><text:span text:style-name="T3"> twitter_speak_message_parameter </text:span><text:span text:style-name="T2">As</text:span><text:span text:style-name="T3"> </text:span><text:span text:style-name="T9">TriniDAT_ServerFunctionParameterSpec</text:span></text:p>
      <text:p text:style-name="P11"/>
      <text:p text:style-name="P8"><text:span text:style-name="T3"><text:s text:c="8"/></text:span><text:span text:style-name="T10">'add '/search?keywords=..' sub-mapping point.</text:span></text:p>
      <text:p text:style-name="P8"><text:span text:style-name="T3"><text:s text:c="8"/>twitter_searchurl = </text:span><text:span text:style-name="T2">New</text:span><text:span text:style-name="T3"> </text:span><text:span text:style-name="T9">TriniDAT_ServerGETFunction</text:span><text:span text:style-name="T3">(</text:span><text:span text:style-name="T2">AddressOf</text:span><text:span text:style-name="T3"> MyTwitterSearchUrlHandler)</text:span></text:p>
      <text:p text:style-name="P8"><text:span text:style-name="T3"><text:s text:c="8"/>twitter_searchurl.FunctionURL = </text:span><text:span text:style-name="T2">Me</text:span><text:span text:style-name="T3">.makeRelative(</text:span><text:span text:style-name="T11">"/search"</text:span><text:span text:style-name="T3">)</text:span></text:p>
      <text:p text:style-name="P11"/>
      <text:p text:style-name="P8"><text:soft-page-break/><text:span text:style-name="T3"><text:s text:c="8"/></text:span><text:span text:style-name="T10">'Require this URI to be called with at least one parameter.</text:span></text:p>
      <text:p text:style-name="P8"><text:span text:style-name="T3"><text:s text:c="8"/>twitter_search_parameter = </text:span><text:span text:style-name="T2">New</text:span><text:span text:style-name="T3"> </text:span><text:span text:style-name="T9">TriniDAT_ServerFunctionParameterSpec</text:span><text:span text:style-name="T3">()</text:span></text:p>
      <text:p text:style-name="P8"><text:span text:style-name="T3"><text:s text:c="8"/>twitter_search_parameter.ParameterName = </text:span><text:span text:style-name="T11">"keywords"</text:span></text:p>
      <text:p text:style-name="P8"><text:span text:style-name="T3"><text:s text:c="8"/>twitter_search_parameter.ParameterType = </text:span><text:span text:style-name="T11">"String"</text:span></text:p>
      <text:p text:style-name="P8"><text:span text:style-name="T3"><text:s text:c="8"/>twitter_search_parameter.Required = </text:span><text:span text:style-name="T2">True</text:span><text:span text:style-name="T3"> </text:span><text:span text:style-name="T10">'default.</text:span></text:p>
      <text:p text:style-name="P11"/>
      <text:p text:style-name="P8"><text:span text:style-name="T3"><text:s text:c="8"/></text:span><text:span text:style-name="T10">'Add keyword parameter.</text:span></text:p>
      <text:p text:style-name="P11"><text:s text:c="8"/>twitter_searchurl.Parameters.Add(twitter_search_parameter)</text:p>
      <text:p text:style-name="P11"/>
      <text:p text:style-name="P11"/>
      <text:p text:style-name="P8"><text:span text:style-name="T3"><text:s text:c="8"/></text:span><text:span text:style-name="T10">'add '/speak?keywords=..' sub-mapping point.</text:span></text:p>
      <text:p text:style-name="P8"><text:span text:style-name="T3"><text:s text:c="8"/>twitter_speak_messageurl = </text:span><text:span text:style-name="T2">New</text:span><text:span text:style-name="T3"> </text:span><text:span text:style-name="T9">TriniDAT_ServerGETFunction</text:span><text:span text:style-name="T3">(</text:span><text:span text:style-name="T2">AddressOf</text:span><text:span text:style-name="T3"> MyTwitterSpeakUrlHandler)</text:span></text:p>
      <text:p text:style-name="P8"><text:span text:style-name="T3"><text:s text:c="8"/>twitter_speak_messageurl.FunctionURL = </text:span><text:span text:style-name="T2">Me</text:span><text:span text:style-name="T3">.makeRelative(</text:span><text:span text:style-name="T11">"/speak"</text:span><text:span text:style-name="T3">)</text:span></text:p>
      <text:p text:style-name="P11"/>
      <text:p text:style-name="P8"><text:span text:style-name="T3"><text:s text:c="8"/>twitter_speak_message_parameter = </text:span><text:span text:style-name="T2">New</text:span><text:span text:style-name="T3"> </text:span><text:span text:style-name="T9">TriniDAT_ServerFunctionParameterSpec</text:span><text:span text:style-name="T3">()</text:span></text:p>
      <text:p text:style-name="P8"><text:span text:style-name="T3"><text:s text:c="8"/>twitter_speak_message_parameter.ParameterName = </text:span><text:span text:style-name="T11">"keywords"</text:span></text:p>
      <text:p text:style-name="P8"><text:span text:style-name="T3"><text:s text:c="8"/>twitter_speak_message_parameter.ParameterType = </text:span><text:span text:style-name="T11">"String"</text:span></text:p>
      <text:p text:style-name="P8"><text:span text:style-name="T3"><text:s text:c="8"/>twitter_speak_message_parameter.Required = </text:span><text:span text:style-name="T2">True</text:span><text:span text:style-name="T3"> </text:span><text:span text:style-name="T10">'default.</text:span></text:p>
      <text:p text:style-name="P11"/>
      <text:p text:style-name="P8"><text:span text:style-name="T3"><text:s text:c="8"/></text:span><text:span text:style-name="T10">'Add keyword parameter.</text:span></text:p>
      <text:p text:style-name="P11"><text:s text:c="8"/>twitter_speak_messageurl.Parameters.Add(twitter_speak_message_parameter)</text:p>
      <text:p text:style-name="P11"/>
      <text:p text:style-name="P8"><text:span text:style-name="T3"><text:s text:c="8"/></text:span><text:span text:style-name="T10">'Register our URLS .</text:span></text:p>
      <text:p text:style-name="P11"><text:s text:c="8"/>servers_function_table.Add(twitter_searchurl)</text:p>
      <text:p text:style-name="P11"><text:s text:c="8"/>servers_function_table.Add(twitter_speak_messageurl)</text:p>
      <text:p text:style-name="P11"/>
      <text:p text:style-name="P8"><text:span text:style-name="T3"><text:s text:c="8"/></text:span><text:span text:style-name="T10">'Completed.</text:span></text:p>
      <text:p text:style-name="P8"><text:span text:style-name="T3"><text:s text:c="8"/></text:span><text:span text:style-name="T2">Return</text:span><text:span text:style-name="T3"> </text:span><text:span text:style-name="T2">True</text:span></text:p>
      <text:p text:style-name="P8"><text:span text:style-name="T3"><text:s text:c="4"/></text:span><text:span text:style-name="T2">End</text:span><text:span text:style-name="T3"> </text:span><text:span text:style-name="T2">Function</text:span></text:p>
      <text:p text:style-name="P11"/>
      <text:p text:style-name="P8"><text:span text:style-name="T3"><text:s text:c="4"/></text:span><text:span text:style-name="T2">Public</text:span><text:span text:style-name="T3"> </text:span><text:span text:style-name="T2">Sub</text:span><text:span text:style-name="T3"> MyTwitterSearchUrlHandler(</text:span><text:span text:style-name="T2">ByVal</text:span><text:span text:style-name="T3"> parameter_list </text:span><text:span text:style-name="T2">As</text:span><text:span text:style-name="T3"> TriniDATServerTypes.</text:span><text:span text:style-name="T9">TriniDATGenericParameterCollection</text:span><text:span text:style-name="T3">, </text:span><text:span text:style-name="T2">ByVal</text:span><text:span text:style-name="T3"> AllParameters </text:span><text:span text:style-name="T2">As</text:span><text:span text:style-name="T3"> System.Collections.Specialized.</text:span><text:span text:style-name="T9">StringDictionary</text:span><text:span text:style-name="T3">, </text:span><text:span text:style-name="T2">ByVal</text:span><text:span text:style-name="T3"> Headers </text:span><text:span text:style-name="T2">As</text:span><text:span text:style-name="T3"> System.Collections.Specialized.</text:span><text:span text:style-name="T9">StringDictionary</text:span><text:span text:style-name="T3">)</text:span></text:p>
      <text:p text:style-name="P11"/>
      <text:p text:style-name="P8"><text:span text:style-name="T3"><text:s text:c="8"/></text:span><text:span text:style-name="T10">'set encoding if you plan to use non-english.</text:span></text:p>
      <text:p text:style-name="P8"><text:span text:style-name="T3"><text:s text:c="8"/></text:span><text:span text:style-name="T2">Me</text:span><text:span text:style-name="T3">.getIOHandler().setEncoding(</text:span><text:span text:style-name="T2">New</text:span><text:span text:style-name="T3"> </text:span><text:span text:style-name="T9">UTF8Encoding</text:span><text:span text:style-name="T3">)</text:span></text:p>
      <text:p text:style-name="P11"/>
      <text:p text:style-name="P8"><text:span text:style-name="T3"><text:s text:c="8"/></text:span><text:span text:style-name="T10">'write tweet to browser.</text:span></text:p>
      <text:p text:style-name="P8"><text:span text:style-name="T3"><text:s text:c="8"/></text:span><text:span text:style-name="T2">Me</text:span><text:span text:style-name="T3">.getIOHandler().addOutput(twitterSearch(parameter_list.getById(</text:span><text:span text:style-name="T11">"keywords"</text:span><text:span text:style-name="T3">).ParameterValue))</text:span></text:p>
      <text:p text:style-name="P11"/>
      <text:p text:style-name="P8"><text:span text:style-name="T3"><text:s text:c="4"/></text:span><text:span text:style-name="T2">End</text:span><text:span text:style-name="T3"> </text:span><text:span text:style-name="T2">Sub</text:span></text:p>
      <text:p text:style-name="P8"><text:span text:style-name="T3"><text:s text:c="4"/></text:span><text:span text:style-name="T2">Public</text:span><text:span text:style-name="T3"> </text:span><text:span text:style-name="T2">Sub</text:span><text:span text:style-name="T3"> MyTwitterSpeakUrlHandler(</text:span><text:span text:style-name="T2">ByVal</text:span><text:span text:style-name="T3"> parameter_list </text:span><text:span text:style-name="T2">As</text:span><text:span text:style-name="T3"> TriniDATServerTypes.</text:span><text:span text:style-name="T9">TriniDATGenericParameterCollection</text:span><text:span text:style-name="T3">, </text:span><text:span text:style-name="T2">ByVal</text:span><text:span text:style-name="T3"> AllParameters </text:span><text:span text:style-name="T2">As</text:span><text:span text:style-name="T3"> System.Collections.Specialized.</text:span><text:span text:style-name="T9">StringDictionary</text:span><text:span text:style-name="T3">, </text:span><text:span text:style-name="T2">ByVal</text:span><text:span text:style-name="T3"> Headers </text:span><text:span text:style-name="T2">As</text:span><text:span text:style-name="T3"> System.Collections.Specialized.</text:span><text:span text:style-name="T9">StringDictionary</text:span><text:span text:style-name="T3">)</text:span></text:p>
      <text:p text:style-name="P11"/>
      <text:p text:style-name="P8"><text:span text:style-name="T3"><text:s text:c="8"/></text:span><text:span text:style-name="T2">Dim</text:span><text:span text:style-name="T3"> twitter_text </text:span><text:span text:style-name="T2">As</text:span><text:span text:style-name="T3"> </text:span><text:span text:style-name="T2">String</text:span></text:p>
      <text:p text:style-name="P8"><text:span text:style-name="T3"><text:s text:c="8"/></text:span><text:span text:style-name="T2">Dim</text:span><text:span text:style-name="T3"> speak_msg </text:span><text:span text:style-name="T2">As</text:span><text:span text:style-name="T3"> </text:span><text:span text:style-name="T9">JSONObject</text:span></text:p>
      <text:p text:style-name="P11"/>
      <text:p text:style-name="P8"><text:span text:style-name="T3"><text:s text:c="8"/>twitter_text = twitterSearch(parameter_list.getById(</text:span><text:span text:style-name="T11">"keywords"</text:span><text:span text:style-name="T3">).ParameterValue)</text:span></text:p>
      <text:p text:style-name="P11"/>
      <text:p text:style-name="P8"><text:span text:style-name="T3"><text:s text:c="8"/></text:span><text:span text:style-name="T2">If</text:span><text:span text:style-name="T3"> InStr(twitter_text, </text:span><text:span text:style-name="T11">" says "</text:span><text:span text:style-name="T3">) &gt; 0 </text:span><text:span text:style-name="T2">Then</text:span></text:p>
      <text:p text:style-name="P8"><text:span text:style-name="T3"><text:s text:c="12"/></text:span><text:span text:style-name="T10">'let's send a message to our friendly neighbor class JTextToSpeech</text:span></text:p>
      <text:p text:style-name="P8"><text:span text:style-name="T3"><text:s text:c="12"/></text:span><text:span text:style-name="T10">'=========================================</text:span></text:p>
      <text:p text:style-name="P8"><text:span text:style-name="T3"><text:s text:c="12"/></text:span><text:span text:style-name="T10">'JTextToSpeech knows everything about TTS stuff and we don't. <text:s/></text:span></text:p>
      <text:p text:style-name="P8"><text:span text:style-name="T3"><text:s text:c="12"/></text:span><text:span text:style-name="T10">'This perfectly illustrates the power of TriniDAT app development. </text:span></text:p>
      <text:p text:style-name="P8"><text:span text:style-name="T3"><text:s text:c="12"/></text:span><text:span text:style-name="T10">'Our class is specialized in Twitter, while the neighbor <text:s/>is specialized in tts etc.</text:span></text:p>
      <text:p text:style-name="P11"/>
      <text:p text:style-name="P8"><text:span text:style-name="T3"><text:s text:c="12"/></text:span><text:span text:style-name="T10">'craft a speak request message.</text:span></text:p>
      <text:p text:style-name="P8"><text:span text:style-name="T3"><text:s text:c="12"/></text:span><text:span text:style-name="T10">'=====================</text:span></text:p>
      <text:p text:style-name="P11"/>
      <text:p text:style-name="P8"><text:span text:style-name="T3"><text:s text:c="12"/>speak_msg = </text:span><text:span text:style-name="T2">New</text:span><text:span text:style-name="T3"> </text:span><text:span text:style-name="T9">JSONObject</text:span></text:p>
      <text:p text:style-name="P8"><text:span text:style-name="T3"><text:s text:c="12"/>speak_msg.ObjectType = </text:span><text:span text:style-name="T11">"JTextToSpeech"</text:span></text:p>
      <text:p text:style-name="P8"><text:span text:style-name="T3"><text:s text:c="12"/>speak_msg.Directive = </text:span><text:span text:style-name="T11">"SPEAK"</text:span></text:p>
      <text:p text:style-name="P11"/>
      <text:p text:style-name="P8"><text:span text:style-name="T3"><text:s text:c="12"/></text:span><text:span text:style-name="T10">'Tell it to speak the tweet text.</text:span></text:p>
      <text:p text:style-name="P11"><text:s text:c="12"/>speak_msg.Attachment = twitter_text</text:p>
      <text:p text:style-name="P11"/>
      <text:p text:style-name="P8"><text:span text:style-name="T3"><text:s text:c="12"/></text:span><text:span text:style-name="T2">Me</text:span><text:span text:style-name="T3">.getMailProvider().send(speak_msg, </text:span><text:span text:style-name="T2">Nothing</text:span><text:span text:style-name="T3">, </text:span><text:span text:style-name="T11">"JTextToSpeech"</text:span><text:span text:style-name="T3">)</text:span></text:p>
      <text:p text:style-name="P11"><text:soft-page-break/></text:p>
      <text:p text:style-name="P8"><text:span text:style-name="T3"><text:s text:c="12"/></text:span><text:span text:style-name="T10">'Also send the tweet to the browser.</text:span></text:p>
      <text:p text:style-name="P8"><text:span text:style-name="T3"><text:s text:c="12"/></text:span><text:span text:style-name="T2">Me</text:span><text:span text:style-name="T3">.getIOHandler().addOutput(twitter_text)</text:span></text:p>
      <text:p text:style-name="P8"><text:span text:style-name="T3"><text:s text:c="8"/></text:span><text:span text:style-name="T2">Else</text:span></text:p>
      <text:p text:style-name="P8"><text:span text:style-name="T3"><text:s text:c="12"/></text:span><text:span text:style-name="T2">Me</text:span><text:span text:style-name="T3">.getIOHandler().addOutput(</text:span><text:span text:style-name="T11">"Error"</text:span><text:span text:style-name="T3">)</text:span></text:p>
      <text:p text:style-name="P8"><text:span text:style-name="T3"><text:s text:c="8"/></text:span><text:span text:style-name="T2">End</text:span><text:span text:style-name="T3"> </text:span><text:span text:style-name="T2">If</text:span></text:p>
      <text:p text:style-name="P11"/>
      <text:p text:style-name="P8"><text:span text:style-name="T3"><text:s text:c="4"/></text:span><text:span text:style-name="T2">End</text:span><text:span text:style-name="T3"> </text:span><text:span text:style-name="T2">Sub</text:span></text:p>
      <text:p text:style-name="P11"/>
      <text:p text:style-name="P8"><text:span text:style-name="T3"><text:s text:c="4"/></text:span><text:span text:style-name="T2">Public</text:span><text:span text:style-name="T3"> </text:span><text:span text:style-name="T2">Function</text:span><text:span text:style-name="T3"> myInbox(</text:span><text:span text:style-name="T2">ByRef</text:span><text:span text:style-name="T3"> msg </text:span><text:span text:style-name="T2">As</text:span><text:span text:style-name="T3"> </text:span><text:span text:style-name="T9">JSONObject</text:span><text:span text:style-name="T3">, </text:span><text:span text:style-name="T2">ByVal</text:span><text:span text:style-name="T3"> from_url </text:span><text:span text:style-name="T2">As</text:span><text:span text:style-name="T3"> </text:span><text:span text:style-name="T2">String</text:span><text:span text:style-name="T3">) </text:span><text:span text:style-name="T2">As</text:span><text:span text:style-name="T3"> </text:span><text:span text:style-name="T2">Boolean</text:span></text:p>
      <text:p text:style-name="P11"/>
      <text:p text:style-name="P8"><text:span text:style-name="T3"><text:s text:c="8"/></text:span><text:span text:style-name="T10">'Catch mapping point startup messages.</text:span></text:p>
      <text:p text:style-name="P8"><text:span text:style-name="T3"><text:s text:c="8"/></text:span><text:span text:style-name="T2">If</text:span><text:span text:style-name="T3"> msg.ObjectTypeName = </text:span><text:span text:style-name="T11">"JAlpha"</text:span><text:span text:style-name="T3"> </text:span><text:span text:style-name="T2">And</text:span><text:span text:style-name="T3"> msg.Directive = </text:span><text:span text:style-name="T11">"MAPPING_POINT_START"</text:span><text:span text:style-name="T3"> </text:span><text:span text:style-name="T2">Then</text:span></text:p>
      <text:p text:style-name="P11"/>
      <text:p text:style-name="P8"><text:span text:style-name="T3"><text:s text:c="12"/></text:span><text:span text:style-name="T10">'Store all mapping point config locally.</text:span></text:p>
      <text:p text:style-name="P8"><text:span text:style-name="T3"><text:s text:c="12"/></text:span><text:span text:style-name="T2">Me</text:span><text:span text:style-name="T3">.my_mapping_point = </text:span><text:span text:style-name="T2">CType</text:span><text:span text:style-name="T3">(msg.Attachment, </text:span><text:span text:style-name="T9">MappingPointBootstrapData</text:span><text:span text:style-name="T3">)</text:span></text:p>
      <text:p text:style-name="P8"><text:span text:style-name="T3"><text:s text:c="12"/></text:span><text:span text:style-name="T2">Return</text:span><text:span text:style-name="T3"> </text:span><text:span text:style-name="T2">False</text:span></text:p>
      <text:p text:style-name="P8"><text:span text:style-name="T3"><text:s text:c="8"/></text:span><text:span text:style-name="T2">End</text:span><text:span text:style-name="T3"> </text:span><text:span text:style-name="T2">If</text:span></text:p>
      <text:p text:style-name="P11"/>
      <text:p text:style-name="P8"><text:span text:style-name="T3"><text:s text:c="8"/></text:span><text:span text:style-name="T10">'Catch mapping point shutdown messages.</text:span></text:p>
      <text:p text:style-name="P8"><text:span text:style-name="T3"><text:s text:c="8"/></text:span><text:span text:style-name="T2">If</text:span><text:span text:style-name="T3"> msg.ObjectTypeName = </text:span><text:span text:style-name="T11">"JOmega"</text:span><text:span text:style-name="T3"> </text:span><text:span text:style-name="T2">And</text:span><text:span text:style-name="T3"> msg.Directive = </text:span><text:span text:style-name="T11">"MAPPING_POINT_STOP"</text:span><text:span text:style-name="T3"> </text:span><text:span text:style-name="T2">Then</text:span></text:p>
      <text:p text:style-name="P11"/>
      <text:p text:style-name="P8"><text:span text:style-name="T3"><text:s text:c="12"/></text:span><text:span text:style-name="T2">Return</text:span><text:span text:style-name="T3"> </text:span><text:span text:style-name="T2">False</text:span></text:p>
      <text:p text:style-name="P8"><text:span text:style-name="T3"><text:s text:c="8"/></text:span><text:span text:style-name="T2">End</text:span><text:span text:style-name="T3"> </text:span><text:span text:style-name="T2">If</text:span></text:p>
      <text:p text:style-name="P11"/>
      <text:p text:style-name="P8"><text:span text:style-name="T3"><text:s text:c="8"/></text:span><text:span text:style-name="T2">Return</text:span><text:span text:style-name="T3"> </text:span><text:span text:style-name="T2">False</text:span></text:p>
      <text:p text:style-name="P8"><text:span text:style-name="T3"><text:s text:c="4"/></text:span><text:span text:style-name="T2">End</text:span><text:span text:style-name="T3"> </text:span><text:span text:style-name="T2">Function</text:span></text:p>
      <text:p text:style-name="P11"/>
      <text:p text:style-name="P8"><text:span text:style-name="T3"><text:s text:c="4"/></text:span><text:span text:style-name="T2">Public</text:span><text:span text:style-name="T3"> </text:span><text:span text:style-name="T2">Sub</text:span><text:span text:style-name="T3"> OnGet(</text:span><text:span text:style-name="T2">ByVal</text:span><text:span text:style-name="T3"> HTTP_URI_Path </text:span><text:span text:style-name="T2">As</text:span><text:span text:style-name="T3"> </text:span><text:span text:style-name="T2">String</text:span><text:span text:style-name="T3">, </text:span><text:span text:style-name="T2">ByVal</text:span><text:span text:style-name="T3"> HTTP_URI_Parameters </text:span><text:span text:style-name="T2">As</text:span><text:span text:style-name="T3"> </text:span><text:span text:style-name="T9">StringDictionary</text:span><text:span text:style-name="T3">, </text:span><text:span text:style-name="T2">ByVal</text:span><text:span text:style-name="T3"> HTTP_URI_Headers </text:span><text:span text:style-name="T2">As</text:span><text:span text:style-name="T3"> </text:span><text:span text:style-name="T9">StringDictionary</text:span><text:span text:style-name="T3">)</text:span></text:p>
      <text:p text:style-name="P11"/>
      <text:p text:style-name="P8"><text:span text:style-name="T3"><text:s text:c="8"/></text:span><text:span text:style-name="T10">'Your GET code handler goes here.</text:span></text:p>
      <text:p text:style-name="P8"><text:span text:style-name="T3"><text:s text:c="8"/></text:span><text:span text:style-name="T2">Me</text:span><text:span text:style-name="T3">.getIOHandler().addOutput(</text:span><text:span text:style-name="T11">"Hello world @ GET handler."</text:span><text:span text:style-name="T3">)</text:span></text:p>
      <text:p text:style-name="P11"/>
      <text:p text:style-name="P8"><text:span text:style-name="T3"><text:s text:c="8"/></text:span><text:span text:style-name="T10">'Add JTextToSpeech to your mapping point dependency list to make this object exchange example work:</text:span></text:p>
      <text:p text:style-name="P8"><text:span text:style-name="T3"><text:s text:c="8"/></text:span><text:span text:style-name="T10">'Dim speak_request As JSONObject</text:span></text:p>
      <text:p text:style-name="P11"/>
      <text:p text:style-name="P8"><text:span text:style-name="T3"><text:s text:c="8"/></text:span><text:span text:style-name="T10">'speak_request = New JSONObject</text:span></text:p>
      <text:p text:style-name="P8"><text:span text:style-name="T3"><text:s text:c="8"/></text:span><text:span text:style-name="T10">'speak_request.ObjectType = "JTextToSpeech"</text:span></text:p>
      <text:p text:style-name="P8"><text:span text:style-name="T3"><text:s text:c="8"/></text:span><text:span text:style-name="T10">'speak_request.Directive = "SPEAK"</text:span></text:p>
      <text:p text:style-name="P8"><text:span text:style-name="T3"><text:s text:c="8"/></text:span><text:span text:style-name="T10">'speak_request.Attachment = "Somebody just visited my website, isn't that just wonderful."</text:span></text:p>
      <text:p text:style-name="P8"><text:span text:style-name="T3"><text:s text:c="8"/></text:span><text:span text:style-name="T10">'Me.getMailProvider().send(speak_request, Nothing, "JTextToSpeech")</text:span></text:p>
      <text:p text:style-name="P11"/>
      <text:p text:style-name="P8"><text:span text:style-name="T3"><text:s text:c="4"/></text:span><text:span text:style-name="T2">End</text:span><text:span text:style-name="T3"> </text:span><text:span text:style-name="T2">Sub</text:span></text:p>
      <text:p text:style-name="P11"/>
      <text:p text:style-name="P8"><text:span text:style-name="T3"><text:s text:c="4"/></text:span><text:span text:style-name="T2">Public</text:span><text:span text:style-name="T3"> </text:span><text:span text:style-name="T2">Sub</text:span><text:span text:style-name="T3"> OnPost(</text:span><text:span text:style-name="T2">ByVal</text:span><text:span text:style-name="T3"> HTTP_URI_Path </text:span><text:span text:style-name="T2">As</text:span><text:span text:style-name="T3"> </text:span><text:span text:style-name="T2">String</text:span><text:span text:style-name="T3">, </text:span><text:span text:style-name="T2">ByVal</text:span><text:span text:style-name="T3"> HTTP_URI_Parameters </text:span><text:span text:style-name="T2">As</text:span><text:span text:style-name="T3"> </text:span><text:span text:style-name="T9">StringDictionary</text:span><text:span text:style-name="T3">, </text:span><text:span text:style-name="T2">ByVal</text:span><text:span text:style-name="T3"> HTTP_URI_Headers </text:span><text:span text:style-name="T2">As</text:span><text:span text:style-name="T3"> </text:span><text:span text:style-name="T9">StringDictionary</text:span><text:span text:style-name="T3">)</text:span></text:p>
      <text:p text:style-name="P11"/>
      <text:p text:style-name="P8"><text:span text:style-name="T3"><text:s text:c="8"/></text:span><text:span text:style-name="T10">'Your POST code handler goes there.</text:span></text:p>
      <text:p text:style-name="P11"/>
      <text:p text:style-name="P8"><text:span text:style-name="T3"><text:s text:c="8"/></text:span><text:span text:style-name="T2">Me</text:span><text:span text:style-name="T3">.getIOHandler().addOutput(</text:span><text:span text:style-name="T11">"Hello world @ POST handler."</text:span><text:span text:style-name="T3">)</text:span></text:p>
      <text:p text:style-name="P11"/>
      <text:p text:style-name="P8"><text:span text:style-name="T3"><text:s text:c="4"/></text:span><text:span text:style-name="T2">End</text:span><text:span text:style-name="T3"> </text:span><text:span text:style-name="T2">Sub</text:span></text:p>
      <text:p text:style-name="P11"/>
      <text:p text:style-name="P8"><text:span text:style-name="T3"><text:s text:c="4"/></text:span><text:span text:style-name="T2">Public</text:span><text:span text:style-name="T3"> </text:span><text:span text:style-name="T2">Function</text:span><text:span text:style-name="T3"> twitterSearch(</text:span><text:span text:style-name="T2">ByVal</text:span><text:span text:style-name="T3"> query </text:span><text:span text:style-name="T2">As</text:span><text:span text:style-name="T3"> </text:span><text:span text:style-name="T2">String</text:span><text:span text:style-name="T3">) </text:span><text:span text:style-name="T2">As</text:span><text:span text:style-name="T3"> </text:span><text:span text:style-name="T2">String</text:span></text:p>
      <text:p text:style-name="P11"/>
      <text:p text:style-name="P8"><text:span text:style-name="T3"><text:s text:c="8"/></text:span><text:span text:style-name="T2">Dim</text:span><text:span text:style-name="T3"> search_url </text:span><text:span text:style-name="T2">As</text:span><text:span text:style-name="T3"> </text:span><text:span text:style-name="T2">String</text:span></text:p>
      <text:p text:style-name="P8"><text:span text:style-name="T3"><text:s text:c="8"/></text:span><text:span text:style-name="T2">Dim</text:span><text:span text:style-name="T3"> wc </text:span><text:span text:style-name="T2">As</text:span><text:span text:style-name="T3"> </text:span><text:span text:style-name="T2">New</text:span><text:span text:style-name="T3"> </text:span><text:span text:style-name="T9">WebClient</text:span></text:p>
      <text:p text:style-name="P8"><text:span text:style-name="T3"><text:s text:c="8"/></text:span><text:span text:style-name="T2">Dim</text:span><text:span text:style-name="T3"> jsondata </text:span><text:span text:style-name="T2">As</text:span><text:span text:style-name="T3"> </text:span><text:span text:style-name="T2">String</text:span></text:p>
      <text:p text:style-name="P8"><text:span text:style-name="T3"><text:s text:c="8"/></text:span><text:span text:style-name="T2">Dim</text:span><text:span text:style-name="T3"> jxml </text:span><text:span text:style-name="T2">As</text:span><text:span text:style-name="T3"> </text:span><text:span text:style-name="T9">XDocument</text:span></text:p>
      <text:p text:style-name="P8"><text:span text:style-name="T3"><text:s text:c="8"/></text:span><text:span text:style-name="T2">Dim</text:span><text:span text:style-name="T3"> user_alias </text:span><text:span text:style-name="T2">As</text:span><text:span text:style-name="T3"> </text:span><text:span text:style-name="T2">String</text:span></text:p>
      <text:p text:style-name="P8"><text:span text:style-name="T3"><text:s text:c="8"/></text:span><text:span text:style-name="T2">Dim</text:span><text:span text:style-name="T3"> twitter_result </text:span><text:span text:style-name="T2">As</text:span><text:span text:style-name="T3"> </text:span><text:span text:style-name="T9">XElement</text:span></text:p>
      <text:p text:style-name="P11"/>
      <text:p text:style-name="P8"><text:span text:style-name="T3"><text:s text:c="8"/></text:span><text:span text:style-name="T2">Try</text:span></text:p>
      <text:p text:style-name="P8"><text:span text:style-name="T3"><text:s text:c="12"/></text:span><text:span text:style-name="T10">'retrieve tweet.</text:span></text:p>
      <text:p text:style-name="P8"><text:span text:style-name="T3"><text:s text:c="12"/>search_url = </text:span><text:span text:style-name="T11">"http://search.twitter.com/search.json?q="</text:span><text:span text:style-name="T3"> &amp; query &amp; </text:span><text:span text:style-name="T11">"g&amp;rpp=1&amp;include_entities=true&amp;result_type=recent"</text:span></text:p>
      <text:p text:style-name="P11"/>
      <text:p text:style-name="P8"><text:soft-page-break/><text:span text:style-name="T3"><text:s text:c="12"/></text:span><text:span text:style-name="T10">'set encoding.</text:span></text:p>
      <text:p text:style-name="P8"><text:span text:style-name="T3"><text:s text:c="12"/>wc.Encoding = System.Text.</text:span><text:span text:style-name="T9">Encoding</text:span><text:span text:style-name="T3">.UTF8</text:span></text:p>
      <text:p text:style-name="P11"/>
      <text:p text:style-name="P8"><text:span text:style-name="T3"><text:s text:c="12"/></text:span><text:span text:style-name="T10">'Wrap output in parential nodes to get the correct XML.</text:span></text:p>
      <text:p text:style-name="P8"><text:span text:style-name="T3"><text:s text:c="12"/>jsondata = </text:span><text:span text:style-name="T11">"{'?xml': { '@version' : '1.0', '@standalone' : 'no' },'root' : "</text:span><text:span text:style-name="T3"> &amp; wc.DownloadString(search_url) &amp; </text:span><text:span text:style-name="T11">" }"</text:span></text:p>
      <text:p text:style-name="P11"/>
      <text:p text:style-name="P8"><text:span text:style-name="T3"><text:s text:c="12"/></text:span><text:span text:style-name="T10">'Convert JSON -&gt; XML.</text:span></text:p>
      <text:p text:style-name="P8"><text:span text:style-name="T3"><text:s text:c="12"/>jxml = </text:span><text:span text:style-name="T9">XDocument</text:span><text:span text:style-name="T3">.Parse(</text:span><text:span text:style-name="T9">JsonConvert</text:span><text:span text:style-name="T3">.DeserializeXmlNode(jsondata).OuterXml)</text:span></text:p>
      <text:p text:style-name="P11"/>
      <text:p text:style-name="P8"><text:span text:style-name="T3"><text:s text:c="12"/></text:span><text:span text:style-name="T10">'Extract result.</text:span></text:p>
      <text:p text:style-name="P8"><text:span text:style-name="T3"><text:s text:c="12"/>twitter_result = jxml</text:span><text:span text:style-name="T12">.&lt;</text:span><text:span text:style-name="T3">root</text:span><text:span text:style-name="T12">&gt;.&lt;</text:span><text:span text:style-name="T3">results</text:span><text:span text:style-name="T12">&gt;</text:span><text:span text:style-name="T3">(0)</text:span></text:p>
      <text:p text:style-name="P11"/>
      <text:p text:style-name="P8"><text:span text:style-name="T3"><text:s text:c="12"/></text:span><text:span text:style-name="T2">If</text:span><text:span text:style-name="T3"> </text:span><text:span text:style-name="T2">Not</text:span><text:span text:style-name="T3"> IsNothing(twitter_result) </text:span><text:span text:style-name="T2">Then</text:span></text:p>
      <text:p text:style-name="P8"><text:span text:style-name="T3"><text:s text:c="16"/></text:span><text:span text:style-name="T2">Dim</text:span><text:span text:style-name="T3"> twitter_msg_text </text:span><text:span text:style-name="T2">As</text:span><text:span text:style-name="T3"> </text:span><text:span text:style-name="T2">String</text:span></text:p>
      <text:p text:style-name="P11"/>
      <text:p text:style-name="P8"><text:span text:style-name="T3"><text:s text:c="16"/></text:span><text:span text:style-name="T10">'Parse &amp; clean up tweet</text:span></text:p>
      <text:p text:style-name="P8"><text:span text:style-name="T3"><text:s text:c="16"/>twitter_msg_text = twitter_result</text:span><text:span text:style-name="T12">.&lt;</text:span><text:span text:style-name="T3">text</text:span><text:span text:style-name="T12">&gt;</text:span><text:span text:style-name="T3">.Value</text:span></text:p>
      <text:p text:style-name="P8"><text:span text:style-name="T3"><text:s text:c="16"/>twitter_msg_text = Replace(twitter_msg_text, </text:span><text:span text:style-name="T11">"..."</text:span><text:span text:style-name="T3">, </text:span><text:span text:style-name="T11">" "</text:span><text:span text:style-name="T3">)</text:span></text:p>
      <text:p text:style-name="P8"><text:span text:style-name="T3"><text:s text:c="16"/>twitter_msg_text = Replace(twitter_msg_text, </text:span><text:span text:style-name="T11">";"</text:span><text:span text:style-name="T3">, </text:span><text:span text:style-name="T11">""</text:span><text:span text:style-name="T3">)</text:span></text:p>
      <text:p text:style-name="P8"><text:span text:style-name="T3"><text:s text:c="16"/>twitter_msg_text = Replace(twitter_msg_text, </text:span><text:span text:style-name="T11">"@"</text:span><text:span text:style-name="T3">, </text:span><text:span text:style-name="T11">""</text:span><text:span text:style-name="T3">)</text:span></text:p>
      <text:p text:style-name="P8"><text:span text:style-name="T3"><text:s text:c="16"/>twitter_msg_text = Replace(twitter_msg_text, </text:span><text:span text:style-name="T11">".."</text:span><text:span text:style-name="T3">, </text:span><text:span text:style-name="T11">" "</text:span><text:span text:style-name="T3">)</text:span></text:p>
      <text:p text:style-name="P11"><text:s text:c="16"/>twitter_msg_text = Trim(twitter_msg_text)</text:p>
      <text:p text:style-name="P8"><text:span text:style-name="T3"><text:s text:c="16"/>twitter_msg_text = </text:span><text:span text:style-name="T9">WebUtility</text:span><text:span text:style-name="T3">.HtmlDecode(twitter_msg_text)</text:span></text:p>
      <text:p text:style-name="P11"/>
      <text:p text:style-name="P8"><text:span text:style-name="T3"><text:s text:c="16"/>user_alias = twitter_result</text:span><text:span text:style-name="T12">.&lt;</text:span><text:span text:style-name="T3">from_user_name</text:span><text:span text:style-name="T12">&gt;</text:span><text:span text:style-name="T3">.Value </text:span><text:span text:style-name="T10">'fullname</text:span></text:p>
      <text:p text:style-name="P11"/>
      <text:p text:style-name="P8"><text:span text:style-name="T3"><text:s text:c="16"/></text:span><text:span text:style-name="T10">'return formatted tweet text to caller.</text:span></text:p>
      <text:p text:style-name="P8"><text:span text:style-name="T3"><text:s text:c="16"/></text:span><text:span text:style-name="T2">Return</text:span><text:span text:style-name="T3"> user_alias &amp; </text:span><text:span text:style-name="T11">" says "</text:span><text:span text:style-name="T3"> &amp; Chr(34) &amp; twitter_msg_text &amp; Chr(34)</text:span></text:p>
      <text:p text:style-name="P8"><text:span text:style-name="T3"><text:s text:c="12"/></text:span><text:span text:style-name="T2">Else</text:span></text:p>
      <text:p text:style-name="P8"><text:span text:style-name="T3"><text:s text:c="16"/></text:span><text:span text:style-name="T2">Return</text:span><text:span text:style-name="T3"> </text:span><text:span text:style-name="T11">"nobody speaks that kind of language"</text:span></text:p>
      <text:p text:style-name="P8"><text:span text:style-name="T3"><text:s text:c="12"/></text:span><text:span text:style-name="T2">End</text:span><text:span text:style-name="T3"> </text:span><text:span text:style-name="T2">If</text:span></text:p>
      <text:p text:style-name="P11"/>
      <text:p text:style-name="P8"><text:span text:style-name="T3"><text:s text:c="8"/></text:span><text:span text:style-name="T2">Catch</text:span><text:span text:style-name="T3"> ex </text:span><text:span text:style-name="T2">As</text:span><text:span text:style-name="T3"> </text:span><text:span text:style-name="T9">Exception</text:span></text:p>
      <text:p text:style-name="P8"><text:span text:style-name="T3"><text:s text:c="12"/></text:span><text:span text:style-name="T2">Return</text:span><text:span text:style-name="T3"> </text:span><text:span text:style-name="T11">"There was an error: "</text:span><text:span text:style-name="T3"> &amp; ex.Message</text:span></text:p>
      <text:p text:style-name="P8"><text:span text:style-name="T3"><text:s text:c="8"/></text:span><text:span text:style-name="T2">End</text:span><text:span text:style-name="T3"> </text:span><text:span text:style-name="T2">Try</text:span></text:p>
      <text:p text:style-name="P8"><text:span text:style-name="T3"><text:s text:c="4"/></text:span><text:span text:style-name="T2">End</text:span><text:span text:style-name="T3"> </text:span><text:span text:style-name="T2">Function</text:span></text:p>
      <text:p text:style-name="P11"/>
      <text:p text:style-name="P8"><text:span text:style-name="T2">End</text:span><text:span text:style-name="T3"> </text:span><text:span text:style-name="T2">Class</text:span></text:p>
      <text:p text:style-name="P13"/>
      <text:p text:style-name="P10"/>
      <text:list xml:id="list37354143" text:continue-list="list8273902384505325512" text:style-name="L8">
        <text:list-item>
          <text:p text:style-name="P25">Debugging your TriniDAT applications.</text:p>
        </text:list-item>
      </text:list>
      <text:p text:style-name="P1"/>
      <text:p text:style-name="P4">In the present version, TriniDAT Data Application debugging is limited to the application manifest level only. If you want to edit the application index in real-time you'll need to ensure the server's executable has sufficient file permissions on the file apps\index.xml. Realtime DLL rebuilding and reloading will not be possible due to optimalization induced file locks. <text:s/>At any time, a developer may however reload the application manifest by entering 'RELOAD' <text:s/>at the console windows. </text:p>
      <text:p text:style-name="P4"/>
      <text:p text:style-name="P4">The RELOAD command will flush the application cache and will reloads all manifest xml files. This allows a developer or administrator to extend mapping points with new functionality (e.g classes) without the need to restart TriniDAT Data Application server. <text:s/></text:p>
      <text:p text:style-name="P4"/>
      <text:p text:style-name="P4">In short, it means that a .NET developer can change the application's xml <text:s/>manifest file, but not <text:s/>rebuild a DLL and load it without restarting the TriniDAT Data Application Server.</text:p>
      <text:p text:style-name="P4"/>
      <text:list xml:id="list4752338672257762664" text:style-name="L12">
        <text:list-header>
          <text:p text:style-name="P26">7. Creating The Application Manifest File.</text:p>
        </text:list-header>
      </text:list>
      <text:p text:style-name="Standard"/>
      <text:p text:style-name="Standard">Now that your app is done you want to test it out. At this point, <text:s/>the code development stage is completely done, and all that's left to do is to make an application manifest file. This file basically contains information about your .NET class library and application meta-data info.</text:p>
      <text:p text:style-name="Standard"/>
      <text:p text:style-name="Standard">The application manifest is created in 8 simple steps.</text:p>
      <text:p text:style-name="Standard"><text:soft-page-break/></text:p>
      <text:list xml:id="list37360993" text:continue-list="list4752338672257762664" text:style-name="L12">
        <text:list-item text:start-value="2">
          <text:p text:style-name="P34">Make sure you compiled the JTwitterDemo project and have output DLLs.</text:p>
        </text:list-item>
        <text:list-item>
          <text:p text:style-name="P34">In your .NET project folder, create a new sub folder called 'TriniDAT'.</text:p>
        </text:list-item>
        <text:list-item>
          <text:p text:style-name="P34">Copy your compiled DLL to this folder.</text:p>
        </text:list-item>
        <text:list-item>
          <text:p text:style-name="P34">Start TriniDAT Data Application Server.</text:p>
        </text:list-item>
        <text:list-item>
          <text:p text:style-name="P34">Type 'appstub' in Simon's console window.</text:p>
        </text:list-item>
        <text:list-item>
          <text:p text:style-name="P34">Save the file on your harddrive as a new file called AppManifest.xml in the 'TriniDAT' folder.</text:p>
        </text:list-item>
        <text:list-item>
          <text:p text:style-name="P34">Now edit the application manifest:</text:p>
          <text:list>
            <text:list-item>
              <text:p text:style-name="P34">Set the 'App' node's 'name' attribute to 'Twitter Parser Demo' </text:p>
            </text:list-item>
            <text:list-item>
              <text:p text:style-name="P34">Find the APP/MP node and change the 'url' attribute to “/twitter”. This sets the mapping point URL from which your application will be available from a client's web browser</text:p>
            </text:list-item>
            <text:list-item>
              <text:p text:style-name="P34">Go to the APP/MPS/MP section. </text:p>
            </text:list-item>
            <text:list-item>
              <text:p text:style-name="P34">Change the template 'Jclass' <text:s/>node's 'id' to 'JTwitterDemo'. This tells TriniDAT server about your .NET classname.</text:p>
            </text:list-item>
            <text:list-item>
              <text:p text:style-name="P45"><text:span text:style-name="T4">Add a new Jclass node with id '</text:span>JTextToSpeech<text:span text:style-name="T11">'</text:span>. This will make this class available for calling in our mapping point project.</text:p>
            </text:list-item>
            <text:list-item>
              <text:p text:style-name="P34">The classname has been set. Now we need to report DLL filepaths so the TriniDAT <text:s/>class loader knows where to load your .NET classes from.</text:p>
            </text:list-item>
            <text:list-item>
              <text:p text:style-name="P34">Under APP/MPS/MP/DEPENDENCIES node, set the 'dependency' node's path attribute to the path of your class library DLL file*. (example: “C:\TriniDAT\JTwitterDemo\bin\Release\ JtwitterDemo.DLL .Any dependency information you enter in this section will be used to resolve missing types. </text:p>
            </text:list-item>
            <text:list-item>
              <text:p text:style-name="P34">Save the manifest file. You can close your text-editor.</text:p>
            </text:list-item>
          </text:list>
        </text:list-item>
      </text:list>
      <text:p text:style-name="P4"/>
      <text:p text:style-name="P4"/>
      <text:list xml:id="list37352255" text:continue-numbering="true" text:style-name="L12">
        <text:list-item>
          <text:list>
            <text:list-header>
              <text:p text:style-name="P38">* Note about how TriniDAT Data Application Server Loads .NET DLLs: </text:p>
              <text:p text:style-name="P38"/>
              <text:list>
                <text:list-item>
                  <text:p text:style-name="P34">It's not necessary to declare dependency info for classes prefixed with TriniDAT, native TriniDAT classes ('JTextToSpeech', 'JInteractiveConsole' and 'JWebBrowser' ) native .NET classes or DLLs registered in .NET's GAC (<text:span text:style-name="T1">Global Application Cache</text:span>).</text:p>
                </text:list-item>
                <text:list-item>
                  <text:p text:style-name="P34">If you plan to distribute your apps to another computer ( such as selling it in the appstore) then you shou;d not make use of any GAC string. For fluent TriniDAT app distrubution you are required to declare all class information interms of filepaths.TriniDAT Data App server does not depend on the GAC to resolve type information because this information is different on each computer.A commercial App developer should make sure all of his .NET types can be resolved by the filepath information provided in the application's manifest xml file.</text:p>
                </text:list-item>
                <text:list-item>
                  <text:p text:style-name="P34">If <text:s/>in any case you are required to load a type from the GAC you can pass a full GAC string in the 'path' attribute of a dependency node.(for example path=“<text:span text:style-name="T1">Microsoft.mshtml, Version=7.0.3300.0, Culture=neutral, PublicKeyToken=b03f5f7f11d50a3a</text:span>”)</text:p>
                </text:list-item>
              </text:list>
            </text:list-header>
          </text:list>
        </text:list-item>
      </text:list>
      <text:p text:style-name="P1"/>
      <text:p text:style-name="P1">AppManifest.xml :</text:p>
      <text:p text:style-name="P1"/>
      <text:p text:style-name="P4">&lt;app name="JTwitterDemo Application" interface="false" author="My Name" authorcontactwebsite="http://www.deleeuwict.nl" runtimecount="0"&gt;</text:p>
      <text:p text:style-name="P4"><text:s text:c="2"/>&lt;mps&gt;</text:p>
      <text:p text:style-name="P4"><text:s text:c="4"/>&lt;mp url="/twitter" description="My Webservice" enablestats="true" interactiveconsolefeatures="true"&gt;</text:p>
      <text:p text:style-name="P4"><text:s text:c="6"/>&lt;jclass id="JTextToSpeech"/&gt;</text:p>
      <text:p text:style-name="P4"><text:soft-page-break/><text:tab/>&lt;jclass id="JTwitterParser" /&gt;</text:p>
      <text:p text:style-name="P4"><text:s/></text:p>
      <text:p text:style-name="P4"><text:s text:c="6"/>&lt;dependencies&gt;</text:p>
      <text:p text:style-name="P4"><text:s text:c="8"/>&lt;dependency path="JTwitterDemo.DLL" /&gt;</text:p>
      <text:p text:style-name="P4"><text:s text:c="6"/>&lt;/dependencies&gt;</text:p>
      <text:p text:style-name="P4"><text:s text:c="4"/>&lt;/mp&gt;</text:p>
      <text:p text:style-name="P4"><text:s text:c="2"/>&lt;/mps&gt;</text:p>
      <text:p text:style-name="P4">&lt;/app&gt; </text:p>
      <text:p text:style-name="P1"/>
      <text:p text:style-name="P1">Important: <text:span text:style-name="T4">Notice the fine distinction between a .NET project library name and the webservice class name. The release version DLL will typically have the same name as the class library project but in the appmanifest you must specify the webservice class name in the &lt;dependency&gt; node. </text:span></text:p>
      <text:p text:style-name="P1"/>
      <text:p text:style-name="P1">How to install an app in TriniDAT Data Application Server's application cache.</text:p>
      <text:p text:style-name="P1"/>
      <text:p text:style-name="P4">You can get your app up and running in two different ways. The prerequirement either way case is that you need to create an application manifest file that will describes your application in XML to the application server's <text:s/>mapping point loader </text:p>
      <text:p text:style-name="P4"/>
      <text:list xml:id="list4078899544158784641" text:style-name="L13">
        <text:list-item>
          <text:p text:style-name="P35">Manually changing the server's application index file (file <text:span text:style-name="T1">\trinidat_config\apps\apps.xml</text:span>) to point to a different manifest file.</text:p>
        </text:list-item>
      </text:list>
      <text:p text:style-name="P4"/>
      <text:list xml:id="list37346477" text:continue-numbering="true" text:style-name="L13">
        <text:list-item>
          <text:p text:style-name="P35">ZIP all your application files and then installing this archive by clicking on 'Install App'.</text:p>
        </text:list-item>
      </text:list>
      <text:p text:style-name="P1"/>
      <text:p text:style-name="P4">The first method will be useful if you desire to set the application's appid or to hard-code a manifest file's location yourself. Otherwise, these functions are automatically managed by the server. Be sure to issue an RELOAD command after manually editting server files.</text:p>
      <text:p text:style-name="P4"/>
      <text:p text:style-name="P4">A creator of TriniDAT apps should edit the application's manifest file in such a way that all his classes are loaded from the .NET development environment. These are typically the Visual Studio .NET bin\release and bin\debug folders.</text:p>
      <text:p text:style-name="P4"/>
      <text:p text:style-name="P4">Note: if you publish your applications to the TriniDAT application store then whatever DLL are declared in the manifest file will be copied to our server, so make sure that your final application manifest points to the right DLLs.</text:p>
      <text:p text:style-name="P1"/>
      <text:list xml:id="list37334802" text:continue-list="list37352255" text:style-name="L12">
        <text:list-item>
          <text:p text:style-name="P26">Packaging the application for installation.</text:p>
          <text:p text:style-name="P26"/>
        </text:list-item>
      </text:list>
      <text:p text:style-name="Standard"><text:tab/>After developing your app iyou can install it in TriniDAT Data Application Server as an application running on its own application URL. Applications that you have manually added by editing the server's application index may also be packaged automatically by issuing the PUBLISH &lt;appid&gt; command. Note that this command will upload your application straight to the appstore. Follow these steps to package your app on your local machine.</text:p>
      <text:p text:style-name="Standard"/>
      <text:list xml:id="list37356759" text:continue-numbering="true" text:style-name="L12">
        <text:list-header>
          <text:p text:style-name="P34">1.Create a new ZIP file named MyApp.zip. Add the following files:</text:p>
          <text:p text:style-name="P34"/>
        </text:list-header>
      </text:list>
      <text:p text:style-name="P4"><text:tab/><text:span text:style-name="T1"><text:tab/>AppManifest.xml</text:span></text:p>
      <text:p text:style-name="P6"/>
      <text:p text:style-name="P6"><text:soft-page-break/><text:tab/><text:tab/>JtwitterDemo.dll</text:p>
      <text:p text:style-name="P6"/>
      <text:list xml:id="list3451082042327445107" text:style-name="L14">
        <text:list-item>
          <text:p text:style-name="P36">Go to TriniDAT Data Application Server</text:p>
        </text:list-item>
        <text:list-item>
          <text:p text:style-name="P36">Click on 'Install App..' button.</text:p>
        </text:list-item>
        <text:list-item>
          <text:p text:style-name="P36">Select the newly created app package.</text:p>
        </text:list-item>
        <text:list-item>
          <text:p text:style-name="P36">The server will now install the packaged app. A unique ID will be assigned to your application and registered in the application server index.</text:p>
        </text:list-item>
        <text:list-item>
          <text:p text:style-name="P36">When the installation is completed, Simon will output the new application ID. This ID is at all times the server's own reference to your application and mapping point URLs.</text:p>
        </text:list-item>
      </text:list>
      <text:p text:style-name="P4"/>
      <text:p text:style-name="P17"/>
      <text:list xml:id="list5953169616545603713" text:style-name="L15">
        <text:list-item>
          <text:p text:style-name="P27">Obtaining the full server URL to your TriniDAT Application.</text:p>
        </text:list-item>
      </text:list>
      <text:p text:style-name="P4"/>
      <text:list xml:id="list37351901" text:continue-list="list3451082042327445107" text:style-name="L14">
        <text:list-item>
          <text:p text:style-name="P36">The fast way: Click on the 'WWW' button to navigate to the application index page. Your app should appear here. You can also issue the '<text:span text:style-name="T1">WWW</text:span>' command for the same effect.</text:p>
        </text:list-item>
        <text:list-item>
          <text:p text:style-name="P36">You can also type <text:s/>'appinfo &lt;appid&gt;' in Simon's console to display all information.</text:p>
        </text:list-item>
        <text:list-item>
          <text:p text:style-name="P36">The APPINFO command reports both absolute and relative URLS.</text:p>
        </text:list-item>
      </text:list>
      <text:p text:style-name="P4"/>
      <text:p text:style-name="P4"/>
      <text:list xml:id="list8728488994765886474" text:style-name="L16">
        <text:list-item>
          <text:p text:style-name="P28">Testing Your Twitter Enabled App.</text:p>
        </text:list-item>
      </text:list>
      <text:p text:style-name="P4"/>
      <text:p text:style-name="P4">Navigate to your application's url in your browser, for example:</text:p>
      <text:p text:style-name="P4"/>
      <text:p text:style-name="P7">Testing the /SEARCH mapping point URL:</text:p>
      <text:p text:style-name="P4"/>
      <text:p text:style-name="P4"><text:a xlink:type="simple" xlink:href="http://192.168.2.1/7/twitter/speak?keywords=food">http://192.168.2.1/7/twitter/search?keywords=food</text:a> </text:p>
      <text:p text:style-name="P4"/>
      <text:p text:style-name="P4">The app outputs a random tweet containing the word '<text:span text:style-name="T1">food</text:span>'.</text:p>
      <text:p text:style-name="P4"/>
      <text:p text:style-name="P4"/>
      <text:p text:style-name="P7">Testing the /SPEAK mapping point URL:</text:p>
      <text:p text:style-name="P4"><text:a xlink:type="simple" xlink:href="http://192.168.2.1/7/twitter/speak?keywords=food"><text:span text:style-name="T5"/></text:a></text:p>
      <text:p text:style-name="P4"><text:a xlink:type="simple" xlink:href="http://192.168.2.1/7/twitter/speak?keywords=meat">http://192.168.2.1/7/twitter/speak?keywords=meat</text:a> </text:p>
      <text:p text:style-name="P4"/>
      <text:p text:style-name="P4">The app both speaks and outputs a random tweet containing the word '<text:span text:style-name="T1">meat</text:span>'.</text:p>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BankGothic Md BT" svg:font-family="'BankGothic Md B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7:59:32</meta:creation-date>
    <dc:date>2013-05-15T17:20:03.08</dc:date>
    <meta:editing-duration>PT18H11M41S</meta:editing-duration>
    <meta:editing-cycles>619</meta:editing-cycles>
    <meta:generator>OpenOffice.org/3.4.1$Win32 OpenOffice.org_project/341m1$Build-9593</meta:generator>
    <meta:document-statistic meta:table-count="0" meta:image-count="0" meta:object-count="0" meta:page-count="16" meta:paragraph-count="463" meta:word-count="3586" meta:character-count="31773"/>
  </office:meta>
</office:document-meta>
</file>